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72.54pt"/>
    </style:style>
    <style:style style:name="co14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12.36pt"/>
    </style:style>
    <style:style style:name="co5" style:family="table-column">
      <style:table-column-properties fo:break-before="auto" style:column-width="13.8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16.95pt"/>
    </style:style>
    <style:style style:name="co8" style:family="table-column">
      <style:table-column-properties fo:break-before="auto" style:column-width="9.24pt"/>
    </style:style>
    <style:style style:name="co9" style:family="table-column">
      <style:table-column-properties fo:break-before="auto" style:column-width="18.51pt"/>
    </style:style>
    <style:style style:name="co10" style:family="table-column">
      <style:table-column-properties fo:break-before="auto" style:column-width="19.25pt"/>
    </style:style>
    <style:style style:name="co11" style:family="table-column">
      <style:table-column-properties fo:break-before="auto" style:column-width="15.39pt"/>
    </style:style>
    <style:style style:name="co12" style:family="table-column">
      <style:table-column-properties fo:break-before="auto" style:column-width="17.74pt"/>
    </style:style>
    <style:style style:name="co13" style:family="table-column">
      <style:table-column-properties fo:break-before="auto" style:column-width="38.55pt"/>
    </style:style>
    <style:style style:name="co15" style:family="table-column">
      <style:table-column-properties fo:break-before="auto" style:column-width="40.11pt"/>
    </style:style>
    <style:style style:name="co16" style:family="table-column">
      <style:table-column-properties fo:break-before="auto" style:column-width="40.9pt"/>
    </style:style>
    <style:style style:name="co18" style:family="table-column">
      <style:table-column-properties fo:break-before="auto" style:column-width="27.01pt"/>
    </style:style>
    <style:style style:name="co19" style:family="table-column">
      <style:table-column-properties fo:break-before="auto" style:column-width="20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0efd4"/>
    </style:style>
    <style:style style:name="ce14" style:family="table-cell" style:parent-style-name="Default" style:data-style-name="N11">
      <style:table-cell-properties fo:background-color="#e0efd4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11"/>
    <style:style style:name="ce3" style:family="table-cell" style:parent-style-name="Default">
      <style:text-properties fo:color="#000000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none"/>
      <style:text-properties fo:color="#000000"/>
    </style:style>
    <style:style style:name="ce9" style:family="table-cell" style:parent-style-name="Default">
      <style:table-cell-properties fo:background-color="#bee3d3"/>
      <style:text-properties fo:color="#000000"/>
    </style:style>
    <style:style style:name="ce10" style:family="table-cell" style:parent-style-name="Default" style:data-style-name="N1">
      <style:table-cell-properties fo:background-color="#e0efd4"/>
      <style:text-properties fo:color="#000000"/>
    </style:style>
    <style:style style:name="ce4" style:family="table-cell" style:parent-style-name="Default" style:data-style-name="N1">
      <style:text-properties fo:color="#000000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0efd4"/>
    </style:style>
    <style:style style:name="ce42" style:family="table-cell" style:parent-style-name="Default" style:data-style-name="N11">
      <style:table-cell-properties fo:background-color="#e0efd4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1"/>
    <style:style style:name="ce46" style:family="table-cell" style:parent-style-name="Default">
      <style:table-cell-properties fo:border-bottom="none" fo:border-left="0.06pt solid #000000" fo:border-right="none" fo:border-top="0.06pt solid #000000"/>
    </style:style>
    <style:style style:name="ce47" style:family="table-cell" style:parent-style-name="Default">
      <style:table-cell-properties fo:border-bottom="none" fo:border-left="0.06pt solid #000000" fo:border-right="none" fo:border-top="none"/>
    </style:style>
    <style:style style:name="ce48" style:family="table-cell" style:parent-style-name="Default">
      <style:table-cell-properties fo:border-bottom="0.06pt solid #000000" fo:border-left="0.06pt solid #000000" fo:border-right="none" fo:border-top="none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4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number-columns-repeated="2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5" table:default-cell-style-name="ce34"/>
        <table:table-column table:style-name="co16" table:default-cell-style-name="ce34"/>
        <table:table-column table:style-name="co14" table:default-cell-style-name="ce34"/>
        <table:table-column table:style-name="co18" table:default-cell-style-name="ce34"/>
        <table:table-column table:style-name="co19" table:default-cell-style-name="ce34"/>
        <table:table-column table:style-name="co14" table:number-columns-repeated="1006" table:default-cell-style-name="ce34"/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icon identifier</text:p>
          </table:table-cell>
          <table:table-cell table:style-name="ce2" office:value-type="string" calcext:value-type="string">
            <text:p>samples identifier</text:p>
          </table:table-cell>
          <table:table-cell table:style-name="ce2" office:value-type="string" calcext:value-type="string">
            <text:p>particle identifier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weapon type</text:p>
          </table:table-cell>
          <table:table-cell table:style-name="ce2" office:value-type="string" calcext:value-type="string">
            <text:p>zoom scale</text:p>
          </table:table-cell>
          <table:table-cell table:style-name="ce2" office:value-type="string" calcext:value-type="string">
            <text:p>min accuracy</text:p>
          </table:table-cell>
          <table:table-cell table:style-name="ce2" office:value-type="string" calcext:value-type="string">
            <text:p>max accuracy</text:p>
          </table:table-cell>
          <table:table-cell table:style-name="ce2" office:value-type="string" calcext:value-type="string">
            <text:p>recoil</text:p>
          </table:table-cell>
          <table:table-cell table:style-name="ce2" office:value-type="string" calcext:value-type="string">
            <text:p>recoil regen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fire rate</text:p>
          </table:table-cell>
          <table:table-cell table:style-name="ce2" office:value-type="string" calcext:value-type="string">
            <text:p>fire period</text:p>
          </table:table-cell>
          <table:table-cell table:style-name="ce2" office:value-type="string" calcext:value-type="string">
            <text:p>reload period</text:p>
          </table:table-cell>
          <table:table-cell table:style-name="ce2" office:value-type="string" calcext:value-type="string">
            <text:p>min components</text:p>
          </table:table-cell>
          <table:table-cell table:style-name="ce2" office:value-type="string" calcext:value-type="string">
            <text:p>max components</text:p>
          </table:table-cell>
          <table:table-cell table:style-name="ce2" office:value-type="string" calcext:value-type="string">
            <text:p>min damage</text:p>
          </table:table-cell>
          <table:table-cell table:style-name="ce2" office:value-type="string" calcext:value-type="string">
            <text:p>max damage</text:p>
          </table:table-cell>
          <table:table-cell table:style-name="ce2" office:value-type="string" calcext:value-type="string">
            <text:p>bullets shot</text:p>
          </table:table-cell>
          <table:table-cell table:style-name="ce2" office:value-type="string" calcext:value-type="string">
            <text:p>round size</text:p>
          </table:table-cell>
          <table:table-cell table:style-name="ce2" office:value-type="string" calcext:value-type="string">
            <text:p>ammo type</text:p>
          </table:table-cell>
          <table:table-cell table:style-name="ce2" table:number-columns-repeated="1001"/>
        </table:table-row>
        <table:table-row table:style-name="ro1">
          <table:table-cell office:value-type="string" calcext:value-type="string">
            <text:p>special_slash0</text:p>
          </table:table-cell>
          <table:table-cell office:value-type="string" calcext:value-type="string">
            <text:p>Swift Blade</text:p>
          </table:table-cell>
          <table:table-cell office:value-type="string" calcext:value-type="string">
            <text:p>s_knife0</text:p>
          </table:table-cell>
          <table:table-cell office:value-type="string" calcext:value-type="string">
            <text:p>knife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ROUND(([$Master.E$2]*[$Master.F$2]^[$Gran.B20])*[$Gran.C20]*(1-[$Gran.D20]))" office:value-type="float" office:value="32" calcext:value-type="float">
            <text:p>32</text:p>
          </table:table-cell>
          <table:table-cell table:style-name="ce9" table:formula="of:=ROUND(([$Master.E$2]*[$Master.F$2]^[$Gran.B20])*[$Gran.C20]*(1+[$Gran.D20]))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1</text:p>
          </table:table-cell>
          <table:table-cell office:value-type="string" calcext:value-type="string">
            <text:p>Venom Blade</text:p>
          </table:table-cell>
          <table:table-cell office:value-type="string" calcext:value-type="string">
            <text:p>s_knife0</text:p>
          </table:table-cell>
          <table:table-cell office:value-type="string" calcext:value-type="string">
            <text:p>knife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ROUND(([$Master.E$2]*[$Master.F$2]^[$Gran.B21])*[$Gran.C21]*(1-[$Gran.D21]))" office:value-type="float" office:value="91" calcext:value-type="float">
            <text:p>91</text:p>
          </table:table-cell>
          <table:table-cell table:style-name="ce9" table:formula="of:=ROUND(([$Master.E$2]*[$Master.F$2]^[$Gran.B21])*[$Gran.C21]*(1+[$Gran.D21]))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2</text:p>
          </table:table-cell>
          <table:table-cell office:value-type="string" calcext:value-type="string">
            <text:p>Practice Katana</text:p>
          </table:table-cell>
          <table:table-cell office:value-type="string" calcext:value-type="string">
            <text:p>s_sword0</text:p>
          </table:table-cell>
          <table:table-cell office:value-type="string" calcext:value-type="string">
            <text:p>knife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ROUND(([$Master.E$2]*[$Master.F$2]^[$Gran.B22])*[$Gran.C22]*(1-[$Gran.D22]))" office:value-type="float" office:value="118" calcext:value-type="float">
            <text:p>118</text:p>
          </table:table-cell>
          <table:table-cell table:style-name="ce9" table:formula="of:=ROUND(([$Master.E$2]*[$Master.F$2]^[$Gran.B22])*[$Gran.C22]*(1+[$Gran.D22]))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3</text:p>
          </table:table-cell>
          <table:table-cell office:value-type="string" calcext:value-type="string">
            <text:p>Slayer</text:p>
          </table:table-cell>
          <table:table-cell office:value-type="string" calcext:value-type="string">
            <text:p>s_sword0</text:p>
          </table:table-cell>
          <table:table-cell office:value-type="string" calcext:value-type="string">
            <text:p>knife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table:formula="of:=ROUND(([$Master.E$2]*[$Master.F$2]^[$Gran.B23])*[$Gran.C23]*(1-[$Gran.D23]))" office:value-type="float" office:value="740" calcext:value-type="float">
            <text:p>740</text:p>
          </table:table-cell>
          <table:table-cell table:style-name="ce9" table:formula="of:=ROUND(([$Master.E$2]*[$Master.F$2]^[$Gran.B23])*[$Gran.C23]*(1+[$Gran.D23]))"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4</text:p>
          </table:table-cell>
          <table:table-cell office:value-type="string" calcext:value-type="string">
            <text:p>Tomahawk</text:p>
          </table:table-cell>
          <table:table-cell office:value-type="string" calcext:value-type="string">
            <text:p>s_axe0</text:p>
          </table:table-cell>
          <table:table-cell office:value-type="string" calcext:value-type="string">
            <text:p>knife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ROUND(([$Master.E$2]*[$Master.F$2]^[$Gran.B24])*[$Gran.C24]*(1-[$Gran.D24]))" office:value-type="float" office:value="259" calcext:value-type="float">
            <text:p>259</text:p>
          </table:table-cell>
          <table:table-cell table:style-name="ce9" table:formula="of:=ROUND(([$Master.E$2]*[$Master.F$2]^[$Gran.B24])*[$Gran.C24]*(1+[$Gran.D24]))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5</text:p>
          </table:table-cell>
          <table:table-cell office:value-type="string" calcext:value-type="string">
            <text:p>Halberd</text:p>
          </table:table-cell>
          <table:table-cell office:value-type="string" calcext:value-type="string">
            <text:p>s_axe0</text:p>
          </table:table-cell>
          <table:table-cell office:value-type="string" calcext:value-type="string">
            <text:p>knife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table:formula="of:=ROUND(([$Master.E$2]*[$Master.F$2]^[$Gran.B25])*[$Gran.C25]*(1-[$Gran.D25]))" office:value-type="float" office:value="740" calcext:value-type="float">
            <text:p>740</text:p>
          </table:table-cell>
          <table:table-cell table:style-name="ce9" table:formula="of:=ROUND(([$Master.E$2]*[$Master.F$2]^[$Gran.B25])*[$Gran.C25]*(1+[$Gran.D25]))"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6</text:p>
          </table:table-cell>
          <table:table-cell office:value-type="string" calcext:value-type="string">
            <text:p>Stinger</text:p>
          </table:table-cell>
          <table:table-cell office:value-type="string" calcext:value-type="string">
            <text:p>s_sword1</text:p>
          </table:table-cell>
          <table:table-cell office:value-type="string" calcext:value-type="string">
            <text:p>knife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ROUND(([$Master.E$2]*[$Master.F$2]^[$Gran.B26])*[$Gran.C26]*(1-[$Gran.D26]))" office:value-type="float" office:value="259" calcext:value-type="float">
            <text:p>259</text:p>
          </table:table-cell>
          <table:table-cell table:style-name="ce9" table:formula="of:=ROUND(([$Master.E$2]*[$Master.F$2]^[$Gran.B26])*[$Gran.C26]*(1+[$Gran.D26]))"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7</text:p>
          </table:table-cell>
          <table:table-cell office:value-type="string" calcext:value-type="string">
            <text:p>Plasma Sword</text:p>
          </table:table-cell>
          <table:table-cell office:value-type="string" calcext:value-type="string">
            <text:p>s_sword1</text:p>
          </table:table-cell>
          <table:table-cell office:value-type="string" calcext:value-type="string">
            <text:p>knife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225" calcext:value-type="float">
            <text:p>0.22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table:formula="of:=ROUND(([$Master.E$2]*[$Master.F$2]^[$Gran.B27])*[$Gran.C27]*(1-[$Gran.D27]))" office:value-type="float" office:value="740" calcext:value-type="float">
            <text:p>740</text:p>
          </table:table-cell>
          <table:table-cell table:style-name="ce9" table:formula="of:=ROUND(([$Master.E$2]*[$Master.F$2]^[$Gran.B27])*[$Gran.C27]*(1+[$Gran.D27]))"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8</text:p>
          </table:table-cell>
          <table:table-cell office:value-type="string" calcext:value-type="string">
            <text:p>Murasame</text:p>
          </table:table-cell>
          <table:table-cell office:value-type="string" calcext:value-type="string">
            <text:p>s_sword1</text:p>
          </table:table-cell>
          <table:table-cell office:value-type="string" calcext:value-type="string">
            <text:p>knife0</text:p>
          </table:table-cell>
          <table:table-cell/>
          <table:table-cell office:value-type="string" calcext:value-type="string">
            <text:p>dark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table:formula="of:=ROUND(([$Master.E$2]*[$Master.F$2]^[$Gran.B28])*[$Gran.C28]*(1-[$Gran.D28]))" office:value-type="float" office:value="2746" calcext:value-type="float">
            <text:p>2746</text:p>
          </table:table-cell>
          <table:table-cell table:style-name="ce9" table:formula="of:=ROUND(([$Master.E$2]*[$Master.F$2]^[$Gran.B28])*[$Gran.C28]*(1+[$Gran.D28]))" office:value-type="float" office:value="3715" calcext:value-type="float">
            <text:p>37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blunt0</text:p>
          </table:table-cell>
          <table:table-cell office:value-type="string" calcext:value-type="string">
            <text:p>Basher</text:p>
          </table:table-cell>
          <table:table-cell office:value-type="string" calcext:value-type="string">
            <text:p>s_club0</text:p>
          </table:table-cell>
          <table:table-cell office:value-type="string" calcext:value-type="string">
            <text:p>club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ROUND(([$Master.E$2]*[$Master.F$2]^[$Gran.B29])*[$Gran.C29]*(1-[$Gran.D29]))" office:value-type="float" office:value="41" calcext:value-type="float">
            <text:p>41</text:p>
          </table:table-cell>
          <table:table-cell table:style-name="ce9" table:formula="of:=ROUND(([$Master.E$2]*[$Master.F$2]^[$Gran.B29])*[$Gran.C29]*(1+[$Gran.D29])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blunt1</text:p>
          </table:table-cell>
          <table:table-cell office:value-type="string" calcext:value-type="string">
            <text:p>Ogre's Club</text:p>
          </table:table-cell>
          <table:table-cell office:value-type="string" calcext:value-type="string">
            <text:p>s_club0</text:p>
          </table:table-cell>
          <table:table-cell office:value-type="string" calcext:value-type="string">
            <text:p>club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table:formula="of:=ROUND(([$Master.E$2]*[$Master.F$2]^[$Gran.B30])*[$Gran.C30]*(1-[$Gran.D30]))" office:value-type="float" office:value="438" calcext:value-type="float">
            <text:p>438</text:p>
          </table:table-cell>
          <table:table-cell table:style-name="ce9" table:formula="of:=ROUND(([$Master.E$2]*[$Master.F$2]^[$Gran.B30])*[$Gran.C30]*(1+[$Gran.D30]))"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0</text:p>
          </table:table-cell>
          <table:table-cell office:value-type="string" calcext:value-type="string">
            <text:p>Desert Eagle</text:p>
          </table:table-cell>
          <table:table-cell office:value-type="string" calcext:value-type="string">
            <text:p>s_pistol0</text:p>
          </table:table-cell>
          <table:table-cell office:value-type="string" calcext:value-type="string">
            <text:p>magnum0</text:p>
          </table:table-cell>
          <table:table-cell office:value-type="string" calcext:value-type="string">
            <text:p>gun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ROUND(([$Master.E$2]*[$Master.F$2]^[$Gran.B31])*[$Gran.C31]*(1-[$Gran.D31]))" office:value-type="float" office:value="41" calcext:value-type="float">
            <text:p>41</text:p>
          </table:table-cell>
          <table:table-cell table:style-name="ce9" table:formula="of:=ROUND(([$Master.E$2]*[$Master.F$2]^[$Gran.B31])*[$Gran.C31]*(1+[$Gran.D31])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1</text:p>
          </table:table-cell>
          <table:table-cell office:value-type="string" calcext:value-type="string">
            <text:p>.357 Magnum</text:p>
          </table:table-cell>
          <table:table-cell office:value-type="string" calcext:value-type="string">
            <text:p>s_magnum0</text:p>
          </table:table-cell>
          <table:table-cell office:value-type="string" calcext:value-type="string">
            <text:p>magnum0</text:p>
          </table:table-cell>
          <table:table-cell office:value-type="string" calcext:value-type="string">
            <text:p>gun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ROUND(([$Master.E$2]*[$Master.F$2]^[$Gran.B32])*[$Gran.C32]*(1-[$Gran.D32]))" office:value-type="float" office:value="91" calcext:value-type="float">
            <text:p>91</text:p>
          </table:table-cell>
          <table:table-cell table:style-name="ce9" table:formula="of:=ROUND(([$Master.E$2]*[$Master.F$2]^[$Gran.B32])*[$Gran.C32]*(1+[$Gran.D32]))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2</text:p>
          </table:table-cell>
          <table:table-cell office:value-type="string" calcext:value-type="string">
            <text:p>Desert Eagle II</text:p>
          </table:table-cell>
          <table:table-cell office:value-type="string" calcext:value-type="string">
            <text:p>s_pistol0</text:p>
          </table:table-cell>
          <table:table-cell office:value-type="string" calcext:value-type="string">
            <text:p>magnum0</text:p>
          </table:table-cell>
          <table:table-cell office:value-type="string" calcext:value-type="string">
            <text:p>gun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ROUND(([$Master.E$2]*[$Master.F$2]^[$Gran.B33])*[$Gran.C33]*(1-[$Gran.D33]))" office:value-type="float" office:value="259" calcext:value-type="float">
            <text:p>259</text:p>
          </table:table-cell>
          <table:table-cell table:style-name="ce9" table:formula="of:=ROUND(([$Master.E$2]*[$Master.F$2]^[$Gran.B33])*[$Gran.C33]*(1+[$Gran.D33]))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3</text:p>
          </table:table-cell>
          <table:table-cell office:value-type="string" calcext:value-type="string">
            <text:p>Lightning Pistol</text:p>
          </table:table-cell>
          <table:table-cell office:value-type="string" calcext:value-type="string">
            <text:p>s_pistol0</text:p>
          </table:table-cell>
          <table:table-cell table:number-columns-repeated="2" office:value-type="string" calcext:value-type="string">
            <text:p>plasma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table:formula="of:=ROUND(([$Master.E$2]*[$Master.F$2]^[$Gran.B34])*[$Gran.C34]*(1-[$Gran.D34]))" office:value-type="float" office:value="337" calcext:value-type="float">
            <text:p>337</text:p>
          </table:table-cell>
          <table:table-cell table:style-name="ce9" table:formula="of:=ROUND(([$Master.E$2]*[$Master.F$2]^[$Gran.B34])*[$Gran.C34]*(1+[$Gran.D34]))"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4</text:p>
          </table:table-cell>
          <table:table-cell office:value-type="string" calcext:value-type="string">
            <text:p>Plasma Pistol</text:p>
          </table:table-cell>
          <table:table-cell office:value-type="string" calcext:value-type="string">
            <text:p>s_pistol0</text:p>
          </table:table-cell>
          <table:table-cell table:number-columns-repeated="2" office:value-type="string" calcext:value-type="string">
            <text:p>plasma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table:formula="of:=ROUND(([$Master.E$2]*[$Master.F$2]^[$Gran.B35])*[$Gran.C35]*(1-[$Gran.D35]))" office:value-type="float" office:value="1250" calcext:value-type="float">
            <text:p>1250</text:p>
          </table:table-cell>
          <table:table-cell table:style-name="ce9" table:formula="of:=ROUND(([$Master.E$2]*[$Master.F$2]^[$Gran.B35])*[$Gran.C35]*(1+[$Gran.D35]))" office:value-type="float" office:value="1691" calcext:value-type="float">
            <text:p>169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5</text:p>
          </table:table-cell>
          <table:table-cell office:value-type="string" calcext:value-type="string">
            <text:p>Psi Emitter</text:p>
          </table:table-cell>
          <table:table-cell office:value-type="string" calcext:value-type="string">
            <text:p>s_pistol0</text:p>
          </table:table-cell>
          <table:table-cell table:number-columns-repeated="2" office:value-type="string" calcext:value-type="string">
            <text:p>plasma0</text:p>
          </table:table-cell>
          <table:table-cell office:value-type="string" calcext:value-type="string">
            <text:p>dar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table:formula="of:=ROUND(([$Master.E$2]*[$Master.F$2]^[$Gran.B36])*[$Gran.C36]*(1-[$Gran.D36]))" office:value-type="float" office:value="199" calcext:value-type="float">
            <text:p>199</text:p>
          </table:table-cell>
          <table:table-cell table:style-name="ce9" table:formula="of:=ROUND(([$Master.E$2]*[$Master.F$2]^[$Gran.B36])*[$Gran.C36]*(1+[$Gran.D36]))"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hotgun0</text:p>
          </table:table-cell>
          <table:table-cell office:value-type="string" calcext:value-type="string">
            <text:p>Sawed-off Shotgun</text:p>
          </table:table-cell>
          <table:table-cell office:value-type="string" calcext:value-type="string">
            <text:p>s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ROUND(([$Master.E$2]*[$Master.F$2]^[$Gran.B37])*[$Gran.C37]*(1-[$Gran.D37]))" office:value-type="float" office:value="153" calcext:value-type="float">
            <text:p>153</text:p>
          </table:table-cell>
          <table:table-cell table:style-name="ce9" table:formula="of:=ROUND(([$Master.E$2]*[$Master.F$2]^[$Gran.B37])*[$Gran.C37]*(1+[$Gran.D37]))" office:value-type="float" office:value="207" calcext:value-type="float">
            <text:p>20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hotgun1</text:p>
          </table:table-cell>
          <table:table-cell office:value-type="string" calcext:value-type="string">
            <text:p>Plasma Shotgun</text:p>
          </table:table-cell>
          <table:table-cell office:value-type="string" calcext:value-type="string">
            <text:p>s_shotgun0</text:p>
          </table:table-cell>
          <table:table-cell table:number-columns-repeated="2" office:value-type="string" calcext:value-type="string">
            <text:p>plasma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ROUND(([$Master.E$2]*[$Master.F$2]^[$Gran.B38])*[$Gran.C38]*(1-[$Gran.D38]))" office:value-type="float" office:value="438" calcext:value-type="float">
            <text:p>438</text:p>
          </table:table-cell>
          <table:table-cell table:style-name="ce9" table:formula="of:=ROUND(([$Master.E$2]*[$Master.F$2]^[$Gran.B38])*[$Gran.C38]*(1+[$Gran.D38]))" office:value-type="float" office:value="592" calcext:value-type="float">
            <text:p>59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hotgun2</text:p>
          </table:table-cell>
          <table:table-cell office:value-type="string" calcext:value-type="string">
            <text:p>Rail Gun</text:p>
          </table:table-cell>
          <table:table-cell office:value-type="string" calcext:value-type="string">
            <text:p>s_shotgun0</text:p>
          </table:table-cell>
          <table:table-cell table:number-columns-repeated="2" office:value-type="string" calcext:value-type="string">
            <text:p>plasma0</text:p>
          </table:table-cell>
          <table:table-cell office:value-type="string" calcext:value-type="string">
            <text:p>dark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table:formula="of:=ROUND(([$Master.E$2]*[$Master.F$2]^[$Gran.B39])*[$Gran.C39]*(1-[$Gran.D39]))" office:value-type="float" office:value="91" calcext:value-type="float">
            <text:p>91</text:p>
          </table:table-cell>
          <table:table-cell table:style-name="ce9" table:formula="of:=ROUND(([$Master.E$2]*[$Master.F$2]^[$Gran.B39])*[$Gran.C39]*(1+[$Gran.D39]))"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0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s_m16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ROUND(([$Master.E$2]*[$Master.F$2]^[$Gran.B40])*[$Gran.C40]*(1-[$Gran.D40]))" office:value-type="float" office:value="41" calcext:value-type="float">
            <text:p>41</text:p>
          </table:table-cell>
          <table:table-cell table:style-name="ce9" table:formula="of:=ROUND(([$Master.E$2]*[$Master.F$2]^[$Gran.B40])*[$Gran.C40]*(1+[$Gran.D40])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1</text:p>
          </table:table-cell>
          <table:table-cell office:value-type="string" calcext:value-type="string">
            <text:p>AK-47</text:p>
          </table:table-cell>
          <table:table-cell office:value-type="string" calcext:value-type="string">
            <text:p>s_assault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9" table:formula="of:=ROUND(([$Master.E$2]*[$Master.F$2]^[$Gran.B41])*[$Gran.C41]*(1-[$Gran.D41]))" office:value-type="float" office:value="153" calcext:value-type="float">
            <text:p>153</text:p>
          </table:table-cell>
          <table:table-cell table:style-name="ce9" table:formula="of:=ROUND(([$Master.E$2]*[$Master.F$2]^[$Gran.B41])*[$Gran.C41]*(1+[$Gran.D41]))"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2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s_p90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table:formula="of:=ROUND(([$Master.E$2]*[$Master.F$2]^[$Gran.B42])*[$Gran.C42]*(1-[$Gran.D42]))" office:value-type="float" office:value="337" calcext:value-type="float">
            <text:p>337</text:p>
          </table:table-cell>
          <table:table-cell table:style-name="ce9" table:formula="of:=ROUND(([$Master.E$2]*[$Master.F$2]^[$Gran.B42])*[$Gran.C42]*(1+[$Gran.D42]))"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3</text:p>
          </table:table-cell>
          <table:table-cell office:value-type="string" calcext:value-type="string">
            <text:p>Lightning Gun</text:p>
          </table:table-cell>
          <table:table-cell office:value-type="string" calcext:value-type="string">
            <text:p>s_m160</text:p>
          </table:table-cell>
          <table:table-cell table:number-columns-repeated="2" office:value-type="string" calcext:value-type="string">
            <text:p>plasma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table:formula="of:=ROUND(([$Master.E$2]*[$Master.F$2]^[$Gran.B43])*[$Gran.C43]*(1-[$Gran.D43]))" office:value-type="float" office:value="740" calcext:value-type="float">
            <text:p>740</text:p>
          </table:table-cell>
          <table:table-cell table:style-name="ce9" table:formula="of:=ROUND(([$Master.E$2]*[$Master.F$2]^[$Gran.B43])*[$Gran.C43]*(1+[$Gran.D43]))"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4</text:p>
          </table:table-cell>
          <table:table-cell office:value-type="string" calcext:value-type="string">
            <text:p>Plasma Rifle</text:p>
          </table:table-cell>
          <table:table-cell office:value-type="string" calcext:value-type="string">
            <text:p>s_m160</text:p>
          </table:table-cell>
          <table:table-cell table:number-columns-repeated="2" office:value-type="string" calcext:value-type="string">
            <text:p>plasma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table:formula="of:=ROUND(([$Master.E$2]*[$Master.F$2]^[$Gran.B44])*[$Gran.C44]*(1-[$Gran.D44]))" office:value-type="float" office:value="2112" calcext:value-type="float">
            <text:p>2112</text:p>
          </table:table-cell>
          <table:table-cell table:style-name="ce9" table:formula="of:=ROUND(([$Master.E$2]*[$Master.F$2]^[$Gran.B44])*[$Gran.C44]*(1+[$Gran.D44]))" office:value-type="float" office:value="2858" calcext:value-type="float">
            <text:p>2858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5</text:p>
          </table:table-cell>
          <table:table-cell office:value-type="string" calcext:value-type="string">
            <text:p>Demon Slayer</text:p>
          </table:table-cell>
          <table:table-cell office:value-type="string" calcext:value-type="string">
            <text:p>s_m160</text:p>
          </table:table-cell>
          <table:table-cell table:number-columns-repeated="2" office:value-type="string" calcext:value-type="string">
            <text:p>plasma0</text:p>
          </table:table-cell>
          <table:table-cell office:value-type="string" calcext:value-type="string">
            <text:p>dark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table:formula="of:=ROUND(([$Master.E$2]*[$Master.F$2]^[$Gran.B45])*[$Gran.C45]*(1-[$Gran.D45]))" office:value-type="float" office:value="2746" calcext:value-type="float">
            <text:p>2746</text:p>
          </table:table-cell>
          <table:table-cell table:style-name="ce9" table:formula="of:=ROUND(([$Master.E$2]*[$Master.F$2]^[$Gran.B45])*[$Gran.C45]*(1+[$Gran.D45]))" office:value-type="float" office:value="3715" calcext:value-type="float">
            <text:p>37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niper0</text:p>
          </table:table-cell>
          <table:table-cell office:value-type="string" calcext:value-type="string">
            <text:p>Eagle Eye</text:p>
          </table:table-cell>
          <table:table-cell office:value-type="string" calcext:value-type="string">
            <text:p>s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ROUND(([$Master.E$2]*[$Master.F$2]^[$Gran.B46])*[$Gran.C46]*(1-[$Gran.D46]))" office:value-type="float" office:value="54" calcext:value-type="float">
            <text:p>54</text:p>
          </table:table-cell>
          <table:table-cell table:style-name="ce9" table:formula="of:=ROUND(([$Master.E$2]*[$Master.F$2]^[$Gran.B46])*[$Gran.C46]*(1+[$Gran.D46]))"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niper1</text:p>
          </table:table-cell>
          <table:table-cell office:value-type="string" calcext:value-type="string">
            <text:p>Plasma Sniper</text:p>
          </table:table-cell>
          <table:table-cell office:value-type="string" calcext:value-type="string">
            <text:p>s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plasma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table:formula="of:=ROUND(([$Master.E$2]*[$Master.F$2]^[$Gran.B47])*[$Gran.C47]*(1-[$Gran.D47]))" office:value-type="float" office:value="438" calcext:value-type="float">
            <text:p>438</text:p>
          </table:table-cell>
          <table:table-cell table:style-name="ce9" table:formula="of:=ROUND(([$Master.E$2]*[$Master.F$2]^[$Gran.B47])*[$Gran.C47]*(1+[$Gran.D47]))" office:value-type="float" office:value="592" calcext:value-type="float">
            <text:p>5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niper2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s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dark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table:formula="of:=ROUND(([$Master.E$2]*[$Master.F$2]^[$Gran.B48])*[$Gran.C48]*(1-[$Gran.D48]))" office:value-type="float" office:value="11308" calcext:value-type="float">
            <text:p>11308</text:p>
          </table:table-cell>
          <table:table-cell table:style-name="ce9" table:formula="of:=ROUND(([$Master.E$2]*[$Master.F$2]^[$Gran.B48])*[$Gran.C48]*(1+[$Gran.D48]))" office:value-type="float" office:value="15299" calcext:value-type="float">
            <text:p>152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machine0</text:p>
          </table:table-cell>
          <table:table-cell office:value-type="string" calcext:value-type="string">
            <text:p>Bullet Cannon</text:p>
          </table:table-cell>
          <table:table-cell office:value-type="string" calcext:value-type="string">
            <text:p>s_minigun0</text:p>
          </table:table-cell>
          <table:table-cell office:value-type="string" calcext:value-type="string">
            <text:p>minigun0</text:p>
          </table:table-cell>
          <table:table-cell office:value-type="string" calcext:value-type="string">
            <text:p>gun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ROUND(([$Master.E$2]*[$Master.F$2]^[$Gran.B49])*[$Gran.C49]*(1-[$Gran.D49]))" office:value-type="float" office:value="91" calcext:value-type="float">
            <text:p>91</text:p>
          </table:table-cell>
          <table:table-cell table:style-name="ce9" table:formula="of:=ROUND(([$Master.E$2]*[$Master.F$2]^[$Gran.B49])*[$Gran.C49]*(1+[$Gran.D49]))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machine1</text:p>
          </table:table-cell>
          <table:table-cell office:value-type="string" calcext:value-type="string">
            <text:p>Plasma Cannon</text:p>
          </table:table-cell>
          <table:table-cell office:value-type="string" calcext:value-type="string">
            <text:p>s_minigun0</text:p>
          </table:table-cell>
          <table:table-cell table:number-columns-repeated="2" office:value-type="string" calcext:value-type="string">
            <text:p>plasma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9" table:formula="of:=ROUND(([$Master.E$2]*[$Master.F$2]^[$Gran.B50])*[$Gran.C50]*(1-[$Gran.D50]))" office:value-type="float" office:value="740" calcext:value-type="float">
            <text:p>740</text:p>
          </table:table-cell>
          <table:table-cell table:style-name="ce9" table:formula="of:=ROUND(([$Master.E$2]*[$Master.F$2]^[$Gran.B50])*[$Gran.C50]*(1+[$Gran.D50]))"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machine2</text:p>
          </table:table-cell>
          <table:table-cell office:value-type="string" calcext:value-type="string">
            <text:p>Minigun</text:p>
          </table:table-cell>
          <table:table-cell office:value-type="string" calcext:value-type="string">
            <text:p>s_minigun0</text:p>
          </table:table-cell>
          <table:table-cell office:value-type="string" calcext:value-type="string">
            <text:p>minigun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dark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table:formula="of:=ROUND(([$Master.E$2]*[$Master.F$2]^[$Gran.B51])*[$Gran.C51]*(1-[$Gran.D51]))" office:value-type="float" office:value="2746" calcext:value-type="float">
            <text:p>2746</text:p>
          </table:table-cell>
          <table:table-cell table:style-name="ce9" table:formula="of:=ROUND(([$Master.E$2]*[$Master.F$2]^[$Gran.B51])*[$Gran.C51]*(1+[$Gran.D51]))" office:value-type="float" office:value="3715" calcext:value-type="float">
            <text:p>3715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0</text:p>
          </table:table-cell>
          <table:table-cell office:value-type="string" calcext:value-type="string">
            <text:p>Small Knife</text:p>
          </table:table-cell>
          <table:table-cell office:value-type="string" calcext:value-type="string">
            <text:p>w_knife0</text:p>
          </table:table-cell>
          <table:table-cell office:value-type="string" calcext:value-type="string">
            <text:p>knife0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1]*(1-[$Gran.G$3])*[$Gran.G$2])" office:value-type="float" office:value="27" calcext:value-type="float">
            <text:p>27</text:p>
          </table:table-cell>
          <table:table-cell table:style-name="ce10" table:formula="of:=ROUND([$Master.B$1]*(1+[$Gran.G$3])*[$Gran.G$2])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</text:p>
          </table:table-cell>
          <table:table-cell office:value-type="string" calcext:value-type="string">
            <text:p>Combat Knife</text:p>
          </table:table-cell>
          <table:table-cell office:value-type="string" calcext:value-type="string">
            <text:p>w_knife0</text:p>
          </table:table-cell>
          <table:table-cell office:value-type="string" calcext:value-type="string">
            <text:p>knife0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2]*(1-[$Gran.G$3])*[$Gran.G$2])" office:value-type="float" office:value="35" calcext:value-type="float">
            <text:p>35</text:p>
          </table:table-cell>
          <table:table-cell table:style-name="ce10" table:formula="of:=ROUND([$Master.B$2]*(1+[$Gran.G$3])*[$Gran.G$2])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2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_knife0</text:p>
          </table:table-cell>
          <table:table-cell office:value-type="string" calcext:value-type="string">
            <text:p>knife0</text:p>
          </table:table-cell>
          <table:table-cell/>
          <table:table-cell table:style-name="ce7" office:value-type="string" calcext:value-type="string">
            <text:p>shade_brow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3]*(1-[$Gran.G$3])*[$Gran.G$2])" office:value-type="float" office:value="46" calcext:value-type="float">
            <text:p>46</text:p>
          </table:table-cell>
          <table:table-cell table:style-name="ce10" table:formula="of:=ROUND([$Master.B$3]*(1+[$Gran.G$3])*[$Gran.G$2]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3</text:p>
          </table:table-cell>
          <table:table-cell office:value-type="string" calcext:value-type="string">
            <text:p>Machete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7" office:value-type="string" calcext:value-type="string">
            <text:p>shade_brow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4]*(1-[$Gran.G$3])*[$Gran.G$2])" office:value-type="float" office:value="59" calcext:value-type="float">
            <text:p>59</text:p>
          </table:table-cell>
          <table:table-cell table:style-name="ce10" table:formula="of:=ROUND([$Master.B$4]*(1+[$Gran.G$3])*[$Gran.G$2])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4</text:p>
          </table:table-cell>
          <table:table-cell office:value-type="string" calcext:value-type="string">
            <text:p>Hatchet</text:p>
          </table:table-cell>
          <table:table-cell office:value-type="string" calcext:value-type="string">
            <text:p>w_axe0</text:p>
          </table:table-cell>
          <table:table-cell office:value-type="string" calcext:value-type="string">
            <text:p>knife0</text:p>
          </table:table-cell>
          <table:table-cell/>
          <table:table-cell table:style-name="ce7" office:value-type="string" calcext:value-type="string">
            <text:p>shade_brow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5]*(1-[$Gran.G$3])*[$Gran.G$2])" office:value-type="float" office:value="78" calcext:value-type="float">
            <text:p>78</text:p>
          </table:table-cell>
          <table:table-cell table:style-name="ce10" table:formula="of:=ROUND([$Master.B$5]*(1+[$Gran.G$3])*[$Gran.G$2])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5</text:p>
          </table:table-cell>
          <table:table-cell office:value-type="string" calcext:value-type="string">
            <text:p>Short Sword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7" office:value-type="string" calcext:value-type="string">
            <text:p>shade_brow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6]*(1-[$Gran.G$3])*[$Gran.G$2])" office:value-type="float" office:value="103" calcext:value-type="float">
            <text:p>103</text:p>
          </table:table-cell>
          <table:table-cell table:style-name="ce10" table:formula="of:=ROUND([$Master.B$6]*(1+[$Gran.G$3])*[$Gran.G$2])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gree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7]*(1-[$Gran.G$3])*[$Gran.G$2])" office:value-type="float" office:value="132" calcext:value-type="float">
            <text:p>132</text:p>
          </table:table-cell>
          <table:table-cell table:style-name="ce10" table:formula="of:=ROUND([$Master.B$7]*(1+[$Gran.G$3])*[$Gran.G$2])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7</text:p>
          </table:table-cell>
          <table:table-cell office:value-type="string" calcext:value-type="string">
            <text:p>Claymore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gree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8]*(1-[$Gran.G$3])*[$Gran.G$2])" office:value-type="float" office:value="173" calcext:value-type="float">
            <text:p>173</text:p>
          </table:table-cell>
          <table:table-cell table:style-name="ce10" table:formula="of:=ROUND([$Master.B$8]*(1+[$Gran.G$3])*[$Gran.G$2])"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8</text:p>
          </table:table-cell>
          <table:table-cell office:value-type="string" calcext:value-type="string">
            <text:p>Long Sword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gree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9]*(1-[$Gran.G$3])*[$Gran.G$2])" office:value-type="float" office:value="224" calcext:value-type="float">
            <text:p>224</text:p>
          </table:table-cell>
          <table:table-cell table:style-name="ce10" table:formula="of:=ROUND([$Master.B$9]*(1+[$Gran.G$3])*[$Gran.G$2])"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9</text:p>
          </table:table-cell>
          <table:table-cell office:value-type="string" calcext:value-type="string">
            <text:p>Small Knife II</text:p>
          </table:table-cell>
          <table:table-cell office:value-type="string" calcext:value-type="string">
            <text:p>w_knife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gree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0]*(1-[$Gran.G$3])*[$Gran.G$2])" office:value-type="float" office:value="292" calcext:value-type="float">
            <text:p>292</text:p>
          </table:table-cell>
          <table:table-cell table:style-name="ce10" table:formula="of:=ROUND([$Master.B$10]*(1+[$Gran.G$3])*[$Gran.G$2])"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0</text:p>
          </table:table-cell>
          <table:table-cell office:value-type="string" calcext:value-type="string">
            <text:p>Combat Knife II</text:p>
          </table:table-cell>
          <table:table-cell office:value-type="string" calcext:value-type="string">
            <text:p>w_knife0</text:p>
          </table:table-cell>
          <table:table-cell office:value-type="string" calcext:value-type="string">
            <text:p>knife0</text:p>
          </table:table-cell>
          <table:table-cell/>
          <table:table-cell table:style-name="ce7" office:value-type="string" calcext:value-type="string">
            <text:p>shade_purple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1]*(1-[$Gran.G$3])*[$Gran.G$2])" office:value-type="float" office:value="378" calcext:value-type="float">
            <text:p>378</text:p>
          </table:table-cell>
          <table:table-cell table:style-name="ce10" table:formula="of:=ROUND([$Master.B$11]*(1+[$Gran.G$3])*[$Gran.G$2])"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1</text:p>
          </table:table-cell>
          <table:table-cell office:value-type="string" calcext:value-type="string">
            <text:p>Dagger II</text:p>
          </table:table-cell>
          <table:table-cell office:value-type="string" calcext:value-type="string">
            <text:p>w_knife0</text:p>
          </table:table-cell>
          <table:table-cell office:value-type="string" calcext:value-type="string">
            <text:p>knife0</text:p>
          </table:table-cell>
          <table:table-cell/>
          <table:table-cell table:style-name="ce7" office:value-type="string" calcext:value-type="string">
            <text:p>shade_purple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2]*(1-[$Gran.G$3])*[$Gran.G$2])" office:value-type="float" office:value="491" calcext:value-type="float">
            <text:p>491</text:p>
          </table:table-cell>
          <table:table-cell table:style-name="ce10" table:formula="of:=ROUND([$Master.B$12]*(1+[$Gran.G$3])*[$Gran.G$2])"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2</text:p>
          </table:table-cell>
          <table:table-cell office:value-type="string" calcext:value-type="string">
            <text:p>Machete II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7" office:value-type="string" calcext:value-type="string">
            <text:p>shade_purple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3]*(1-[$Gran.G$3])*[$Gran.G$2])" office:value-type="float" office:value="640" calcext:value-type="float">
            <text:p>640</text:p>
          </table:table-cell>
          <table:table-cell table:style-name="ce10" table:formula="of:=ROUND([$Master.B$13]*(1+[$Gran.G$3])*[$Gran.G$2])"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3</text:p>
          </table:table-cell>
          <table:table-cell office:value-type="string" calcext:value-type="string">
            <text:p>Hatchet II</text:p>
          </table:table-cell>
          <table:table-cell office:value-type="string" calcext:value-type="string">
            <text:p>w_axe0</text:p>
          </table:table-cell>
          <table:table-cell office:value-type="string" calcext:value-type="string">
            <text:p>knife0</text:p>
          </table:table-cell>
          <table:table-cell/>
          <table:table-cell table:style-name="ce7" office:value-type="string" calcext:value-type="string">
            <text:p>shade_purple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4]*(1-[$Gran.G$3])*[$Gran.G$2])" office:value-type="float" office:value="832" calcext:value-type="float">
            <text:p>832</text:p>
          </table:table-cell>
          <table:table-cell table:style-name="ce10" table:formula="of:=ROUND([$Master.B$14]*(1+[$Gran.G$3])*[$Gran.G$2])"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4</text:p>
          </table:table-cell>
          <table:table-cell office:value-type="string" calcext:value-type="string">
            <text:p>Short Sword II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red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5]*(1-[$Gran.G$3])*[$Gran.G$2])" office:value-type="float" office:value="1080" calcext:value-type="float">
            <text:p>1080</text:p>
          </table:table-cell>
          <table:table-cell table:style-name="ce10" table:formula="of:=ROUND([$Master.B$15]*(1+[$Gran.G$3])*[$Gran.G$2])"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5</text:p>
          </table:table-cell>
          <table:table-cell office:value-type="string" calcext:value-type="string">
            <text:p>Rapier II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red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6]*(1-[$Gran.G$3])*[$Gran.G$2])" office:value-type="float" office:value="1404" calcext:value-type="float">
            <text:p>1404</text:p>
          </table:table-cell>
          <table:table-cell table:style-name="ce10" table:formula="of:=ROUND([$Master.B$16]*(1+[$Gran.G$3])*[$Gran.G$2])" office:value-type="float" office:value="1716" calcext:value-type="float">
            <text:p>17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6</text:p>
          </table:table-cell>
          <table:table-cell office:value-type="string" calcext:value-type="string">
            <text:p>Claymore II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red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7]*(1-[$Gran.G$3])*[$Gran.G$2])" office:value-type="float" office:value="1825" calcext:value-type="float">
            <text:p>1825</text:p>
          </table:table-cell>
          <table:table-cell table:style-name="ce10" table:formula="of:=ROUND([$Master.B$17]*(1+[$Gran.G$3])*[$Gran.G$2])" office:value-type="float" office:value="2231" calcext:value-type="float">
            <text:p>223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7</text:p>
          </table:table-cell>
          <table:table-cell office:value-type="string" calcext:value-type="string">
            <text:p>Long Sword II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red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8]*(1-[$Gran.G$3])*[$Gran.G$2])" office:value-type="float" office:value="2373" calcext:value-type="float">
            <text:p>2373</text:p>
          </table:table-cell>
          <table:table-cell table:style-name="ce10" table:formula="of:=ROUND([$Master.B$18]*(1+[$Gran.G$3])*[$Gran.G$2])" office:value-type="float" office:value="2901" calcext:value-type="float">
            <text:p>29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8</text:p>
          </table:table-cell>
          <table:table-cell office:value-type="string" calcext:value-type="string">
            <text:p>War Axe</text:p>
          </table:table-cell>
          <table:table-cell office:value-type="string" calcext:value-type="string">
            <text:p>w_axe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black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19]*(1-[$Gran.G$3])*[$Gran.G$2])" office:value-type="float" office:value="3086" calcext:value-type="float">
            <text:p>3086</text:p>
          </table:table-cell>
          <table:table-cell table:style-name="ce10" table:formula="of:=ROUND([$Master.B$19]*(1+[$Gran.G$3])*[$Gran.G$2])" office:value-type="float" office:value="3772" calcext:value-type="float">
            <text:p>377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9</text:p>
          </table:table-cell>
          <table:table-cell office:value-type="string" calcext:value-type="string">
            <text:p>Bastard Sword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black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20]*(1-[$Gran.G$3])*[$Gran.G$2])" office:value-type="float" office:value="4012" calcext:value-type="float">
            <text:p>4012</text:p>
          </table:table-cell>
          <table:table-cell table:style-name="ce10" table:formula="of:=ROUND([$Master.B$20]*(1+[$Gran.G$3])*[$Gran.G$2])" office:value-type="float" office:value="4904" calcext:value-type="float">
            <text:p>49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2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black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21]*(1-[$Gran.G$3])*[$Gran.G$2])" office:value-type="float" office:value="5216" calcext:value-type="float">
            <text:p>5216</text:p>
          </table:table-cell>
          <table:table-cell table:style-name="ce10" table:formula="of:=ROUND([$Master.B$21]*(1+[$Gran.G$3])*[$Gran.G$2])" office:value-type="float" office:value="6376" calcext:value-type="float">
            <text:p>637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0</text:p>
          </table:table-cell>
          <table:table-cell office:value-type="string" calcext:value-type="string">
            <text:p>Baseball Bat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1]*(1-[$Gran.C$3])*[$Gran.C$2])" office:value-type="float" office:value="7" calcext:value-type="float">
            <text:p>7</text:p>
          </table:table-cell>
          <table:table-cell table:style-name="ce10" table:formula="of:=ROUND([$Master.B$1]*(1+[$Gran.C$3])*[$Gran.C$2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2]*(1-[$Gran.C$3])*[$Gran.C$2])" office:value-type="float" office:value="9" calcext:value-type="float">
            <text:p>9</text:p>
          </table:table-cell>
          <table:table-cell table:style-name="ce10" table:formula="of:=ROUND([$Master.B$2]*(1+[$Gran.C$3])*[$Gran.C$2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2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 office:value-type="string" calcext:value-type="string">
            <text:p>shade_brow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3]*(1-[$Gran.C$3])*[$Gran.C$2])" office:value-type="float" office:value="12" calcext:value-type="float">
            <text:p>12</text:p>
          </table:table-cell>
          <table:table-cell table:style-name="ce10" table:formula="of:=ROUND([$Master.B$3]*(1+[$Gran.C$3])*[$Gran.C$2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3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 office:value-type="string" calcext:value-type="string">
            <text:p>shade_brow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4]*(1-[$Gran.C$3])*[$Gran.C$2])" office:value-type="float" office:value="15" calcext:value-type="float">
            <text:p>15</text:p>
          </table:table-cell>
          <table:table-cell table:style-name="ce10" table:formula="of:=ROUND([$Master.B$4]*(1+[$Gran.C$3])*[$Gran.C$2]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4</text:p>
          </table:table-cell>
          <table:table-cell office:value-type="string" calcext:value-type="string">
            <text:p>Pitchfork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 office:value-type="string" calcext:value-type="string">
            <text:p>shade_brow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5]*(1-[$Gran.C$3])*[$Gran.C$2])" office:value-type="float" office:value="20" calcext:value-type="float">
            <text:p>20</text:p>
          </table:table-cell>
          <table:table-cell table:style-name="ce10" table:formula="of:=ROUND([$Master.B$5]*(1+[$Gran.C$3])*[$Gran.C$2]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5</text:p>
          </table:table-cell>
          <table:table-cell office:value-type="string" calcext:value-type="string">
            <text:p>Shovel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 office:value-type="string" calcext:value-type="string">
            <text:p>shade_brow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6]*(1-[$Gran.C$3])*[$Gran.C$2])" office:value-type="float" office:value="27" calcext:value-type="float">
            <text:p>27</text:p>
          </table:table-cell>
          <table:table-cell table:style-name="ce10" table:formula="of:=ROUND([$Master.B$6]*(1+[$Gran.C$3])*[$Gran.C$2]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6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gree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7]*(1-[$Gran.C$3])*[$Gran.C$2])" office:value-type="float" office:value="34" calcext:value-type="float">
            <text:p>34</text:p>
          </table:table-cell>
          <table:table-cell table:style-name="ce10" table:formula="of:=ROUND([$Master.B$7]*(1+[$Gran.C$3])*[$Gran.C$2]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7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_axe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gree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8]*(1-[$Gran.C$3])*[$Gran.C$2])" office:value-type="float" office:value="45" calcext:value-type="float">
            <text:p>45</text:p>
          </table:table-cell>
          <table:table-cell table:style-name="ce10" table:formula="of:=ROUND([$Master.B$8]*(1+[$Gran.C$3])*[$Gran.C$2])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8</text:p>
          </table:table-cell>
          <table:table-cell office:value-type="string" calcext:value-type="string">
            <text:p>Lead Pipe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gree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9]*(1-[$Gran.C$3])*[$Gran.C$2])" office:value-type="float" office:value="58" calcext:value-type="float">
            <text:p>58</text:p>
          </table:table-cell>
          <table:table-cell table:style-name="ce10" table:formula="of:=ROUND([$Master.B$9]*(1+[$Gran.C$3])*[$Gran.C$2])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9</text:p>
          </table:table-cell>
          <table:table-cell office:value-type="string" calcext:value-type="string">
            <text:p>Baseball Bat II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gree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0]*(1-[$Gran.C$3])*[$Gran.C$2])" office:value-type="float" office:value="76" calcext:value-type="float">
            <text:p>76</text:p>
          </table:table-cell>
          <table:table-cell table:style-name="ce10" table:formula="of:=ROUND([$Master.B$10]*(1+[$Gran.C$3])*[$Gran.C$2])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0</text:p>
          </table:table-cell>
          <table:table-cell office:value-type="string" calcext:value-type="string">
            <text:p>Hammer II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 office:value-type="string" calcext:value-type="string">
            <text:p>shade_purple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1]*(1-[$Gran.C$3])*[$Gran.C$2])" office:value-type="float" office:value="98" calcext:value-type="float">
            <text:p>98</text:p>
          </table:table-cell>
          <table:table-cell table:style-name="ce10" table:formula="of:=ROUND([$Master.B$11]*(1+[$Gran.C$3])*[$Gran.C$2])"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1</text:p>
          </table:table-cell>
          <table:table-cell office:value-type="string" calcext:value-type="string">
            <text:p>Club II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 office:value-type="string" calcext:value-type="string">
            <text:p>shade_purple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2]*(1-[$Gran.C$3])*[$Gran.C$2])" office:value-type="float" office:value="127" calcext:value-type="float">
            <text:p>127</text:p>
          </table:table-cell>
          <table:table-cell table:style-name="ce10" table:formula="of:=ROUND([$Master.B$12]*(1+[$Gran.C$3])*[$Gran.C$2])"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2</text:p>
          </table:table-cell>
          <table:table-cell office:value-type="string" calcext:value-type="string">
            <text:p>Staff II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 office:value-type="string" calcext:value-type="string">
            <text:p>shade_purple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3]*(1-[$Gran.C$3])*[$Gran.C$2])" office:value-type="float" office:value="166" calcext:value-type="float">
            <text:p>166</text:p>
          </table:table-cell>
          <table:table-cell table:style-name="ce10" table:formula="of:=ROUND([$Master.B$13]*(1+[$Gran.C$3])*[$Gran.C$2])"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3</text:p>
          </table:table-cell>
          <table:table-cell office:value-type="string" calcext:value-type="string">
            <text:p>Pitchfork II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 office:value-type="string" calcext:value-type="string">
            <text:p>shade_purple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4]*(1-[$Gran.C$3])*[$Gran.C$2])" office:value-type="float" office:value="216" calcext:value-type="float">
            <text:p>216</text:p>
          </table:table-cell>
          <table:table-cell table:style-name="ce10" table:formula="of:=ROUND([$Master.B$14]*(1+[$Gran.C$3])*[$Gran.C$2])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4</text:p>
          </table:table-cell>
          <table:table-cell office:value-type="string" calcext:value-type="string">
            <text:p>Shovel II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red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5]*(1-[$Gran.C$3])*[$Gran.C$2])" office:value-type="float" office:value="280" calcext:value-type="float">
            <text:p>280</text:p>
          </table:table-cell>
          <table:table-cell table:style-name="ce10" table:formula="of:=ROUND([$Master.B$15]*(1+[$Gran.C$3])*[$Gran.C$2])"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5</text:p>
          </table:table-cell>
          <table:table-cell office:value-type="string" calcext:value-type="string">
            <text:p>Mace II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red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6]*(1-[$Gran.C$3])*[$Gran.C$2])" office:value-type="float" office:value="364" calcext:value-type="float">
            <text:p>364</text:p>
          </table:table-cell>
          <table:table-cell table:style-name="ce10" table:formula="of:=ROUND([$Master.B$16]*(1+[$Gran.C$3])*[$Gran.C$2])"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6</text:p>
          </table:table-cell>
          <table:table-cell office:value-type="string" calcext:value-type="string">
            <text:p>Axe II</text:p>
          </table:table-cell>
          <table:table-cell office:value-type="string" calcext:value-type="string">
            <text:p>w_axe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red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7]*(1-[$Gran.C$3])*[$Gran.C$2])" office:value-type="float" office:value="473" calcext:value-type="float">
            <text:p>473</text:p>
          </table:table-cell>
          <table:table-cell table:style-name="ce10" table:formula="of:=ROUND([$Master.B$17]*(1+[$Gran.C$3])*[$Gran.C$2])"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7</text:p>
          </table:table-cell>
          <table:table-cell office:value-type="string" calcext:value-type="string">
            <text:p>Lead Pipe II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red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8]*(1-[$Gran.C$3])*[$Gran.C$2])" office:value-type="float" office:value="615" calcext:value-type="float">
            <text:p>615</text:p>
          </table:table-cell>
          <table:table-cell table:style-name="ce10" table:formula="of:=ROUND([$Master.B$18]*(1+[$Gran.C$3])*[$Gran.C$2])"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8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black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19]*(1-[$Gran.C$3])*[$Gran.C$2])" office:value-type="float" office:value="800" calcext:value-type="float">
            <text:p>800</text:p>
          </table:table-cell>
          <table:table-cell table:style-name="ce10" table:formula="of:=ROUND([$Master.B$19]*(1+[$Gran.C$3])*[$Gran.C$2])"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9</text:p>
          </table:table-cell>
          <table:table-cell office:value-type="string" calcext:value-type="string">
            <text:p>Mighty Club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black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20]*(1-[$Gran.C$3])*[$Gran.C$2])" office:value-type="float" office:value="1040" calcext:value-type="float">
            <text:p>1040</text:p>
          </table:table-cell>
          <table:table-cell table:style-name="ce10" table:formula="of:=ROUND([$Master.B$20]*(1+[$Gran.C$3])*[$Gran.C$2])" office:value-type="float" office:value="1932" calcext:value-type="float">
            <text:p>193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20</text:p>
          </table:table-cell>
          <table:table-cell office:value-type="string" calcext:value-type="string">
            <text:p>Giant Axe</text:p>
          </table:table-cell>
          <table:table-cell office:value-type="string" calcext:value-type="string">
            <text:p>w_axe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black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21]*(1-[$Gran.C$3])*[$Gran.C$2])" office:value-type="float" office:value="1352" calcext:value-type="float">
            <text:p>1352</text:p>
          </table:table-cell>
          <table:table-cell table:style-name="ce10" table:formula="of:=ROUND([$Master.B$21]*(1+[$Gran.C$3])*[$Gran.C$2])"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0</text:p>
          </table:table-cell>
          <table:table-cell office:value-type="string" calcext:value-type="string">
            <text:p>Basic Handgun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1]*(1-[$Gran.D$3])*[$Gran.D$2])" office:value-type="float" office:value="7" calcext:value-type="float">
            <text:p>7</text:p>
          </table:table-cell>
          <table:table-cell table:style-name="ce10" table:formula="of:=ROUND([$Master.B$1]*(1+[$Gran.D$3])*[$Gran.D$2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</text:p>
          </table:table-cell>
          <table:table-cell office:value-type="string" calcext:value-type="string">
            <text:p>Basic Pistol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2]*(1-[$Gran.D$3])*[$Gran.D$2])" office:value-type="float" office:value="9" calcext:value-type="float">
            <text:p>9</text:p>
          </table:table-cell>
          <table:table-cell table:style-name="ce10" table:formula="of:=ROUND([$Master.B$2]*(1+[$Gran.D$3])*[$Gran.D$2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2</text:p>
          </table:table-cell>
          <table:table-cell office:value-type="string" calcext:value-type="string">
            <text:p>Small Firearm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3]*(1-[$Gran.D$3])*[$Gran.D$2])" office:value-type="float" office:value="12" calcext:value-type="float">
            <text:p>12</text:p>
          </table:table-cell>
          <table:table-cell table:style-name="ce10" table:formula="of:=ROUND([$Master.B$3]*(1+[$Gran.D$3])*[$Gran.D$2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3</text:p>
          </table:table-cell>
          <table:table-cell office:value-type="string" calcext:value-type="string">
            <text:p>9mm Handgun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.5" calcext:value-type="float">
            <text:p>18.5</text:p>
          </table:table-cell>
          <table:table-cell office:value-type="float" office:value="37" calcext:value-type="float">
            <text:p>37</text:p>
          </table:table-cell>
          <table:table-cell office:value-type="float" office:value="4.9" calcext:value-type="float">
            <text:p>4.9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1.625" calcext:value-type="float">
            <text:p>1.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4]*(1-[$Gran.D$3])*[$Gran.D$2])" office:value-type="float" office:value="15" calcext:value-type="float">
            <text:p>15</text:p>
          </table:table-cell>
          <table:table-cell table:style-name="ce10" table:formula="of:=ROUND([$Master.B$4]*(1+[$Gran.D$3])*[$Gran.D$2]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4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.5" calcext:value-type="float">
            <text:p>19.5</text:p>
          </table:table-cell>
          <table:table-cell office:value-type="float" office:value="38" calcext:value-type="float">
            <text:p>38</text:p>
          </table:table-cell>
          <table:table-cell office:value-type="float" office:value="4.9" calcext:value-type="float">
            <text:p>4.9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1.625" calcext:value-type="float">
            <text:p>1.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5]*(1-[$Gran.D$3])*[$Gran.D$2])" office:value-type="float" office:value="20" calcext:value-type="float">
            <text:p>20</text:p>
          </table:table-cell>
          <table:table-cell table:style-name="ce10" table:formula="of:=ROUND([$Master.B$5]*(1+[$Gran.D$3])*[$Gran.D$2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5</text:p>
          </table:table-cell>
          <table:table-cell office:value-type="string" calcext:value-type="string">
            <text:p>Pistol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.5" calcext:value-type="float">
            <text:p>20.5</text:p>
          </table:table-cell>
          <table:table-cell office:value-type="float" office:value="39" calcext:value-type="float">
            <text:p>39</text:p>
          </table:table-cell>
          <table:table-cell office:value-type="float" office:value="4.9" calcext:value-type="float">
            <text:p>4.9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1.625" calcext:value-type="float">
            <text:p>1.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6]*(1-[$Gran.D$3])*[$Gran.D$2])" office:value-type="float" office:value="26" calcext:value-type="float">
            <text:p>26</text:p>
          </table:table-cell>
          <table:table-cell table:style-name="ce10" table:formula="of:=ROUND([$Master.B$6]*(1+[$Gran.D$3])*[$Gran.D$2]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6</text:p>
          </table:table-cell>
          <table:table-cell office:value-type="string" calcext:value-type="string">
            <text:p>Powerful Pistol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.8" calcext:value-type="float">
            <text:p>4.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7]*(1-[$Gran.D$3])*[$Gran.D$2])" office:value-type="float" office:value="33" calcext:value-type="float">
            <text:p>33</text:p>
          </table:table-cell>
          <table:table-cell table:style-name="ce10" table:formula="of:=ROUND([$Master.B$7]*(1+[$Gran.D$3])*[$Gran.D$2])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7</text:p>
          </table:table-cell>
          <table:table-cell office:value-type="string" calcext:value-type="string">
            <text:p>Beretta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.8" calcext:value-type="float">
            <text:p>4.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8]*(1-[$Gran.D$3])*[$Gran.D$2])" office:value-type="float" office:value="44" calcext:value-type="float">
            <text:p>44</text:p>
          </table:table-cell>
          <table:table-cell table:style-name="ce10" table:formula="of:=ROUND([$Master.B$8]*(1+[$Gran.D$3])*[$Gran.D$2])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8</text:p>
          </table:table-cell>
          <table:table-cell office:value-type="string" calcext:value-type="string">
            <text:p>Glock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.8" calcext:value-type="float">
            <text:p>4.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9]*(1-[$Gran.D$3])*[$Gran.D$2])" office:value-type="float" office:value="56" calcext:value-type="float">
            <text:p>56</text:p>
          </table:table-cell>
          <table:table-cell table:style-name="ce10" table:formula="of:=ROUND([$Master.B$9]*(1+[$Gran.D$3])*[$Gran.D$2])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9</text:p>
          </table:table-cell>
          <table:table-cell office:value-type="string" calcext:value-type="string">
            <text:p>Basic Handgun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  <table:table-cell office:value-type="float" office:value="31" calcext:value-type="float">
            <text:p>31</text:p>
          </table:table-cell>
          <table:table-cell office:value-type="float" office:value="4.7" calcext:value-type="float">
            <text:p>4.7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1.475" calcext:value-type="float">
            <text:p>1.4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0]*(1-[$Gran.D$3])*[$Gran.D$2])" office:value-type="float" office:value="73" calcext:value-type="float">
            <text:p>73</text:p>
          </table:table-cell>
          <table:table-cell table:style-name="ce10" table:formula="of:=ROUND([$Master.B$10]*(1+[$Gran.D$3])*[$Gran.D$2])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0</text:p>
          </table:table-cell>
          <table:table-cell office:value-type="string" calcext:value-type="string">
            <text:p>Basic Pistol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.5</text:p>
          </table:table-cell>
          <table:table-cell office:value-type="float" office:value="32" calcext:value-type="float">
            <text:p>32</text:p>
          </table:table-cell>
          <table:table-cell office:value-type="float" office:value="4.7" calcext:value-type="float">
            <text:p>4.7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1.475" calcext:value-type="float">
            <text:p>1.4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1]*(1-[$Gran.D$3])*[$Gran.D$2])" office:value-type="float" office:value="95" calcext:value-type="float">
            <text:p>95</text:p>
          </table:table-cell>
          <table:table-cell table:style-name="ce10" table:formula="of:=ROUND([$Master.B$11]*(1+[$Gran.D$3])*[$Gran.D$2])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1</text:p>
          </table:table-cell>
          <table:table-cell office:value-type="string" calcext:value-type="string">
            <text:p>Small Firearm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.5" calcext:value-type="float">
            <text:p>17.5</text:p>
          </table:table-cell>
          <table:table-cell office:value-type="float" office:value="33" calcext:value-type="float">
            <text:p>33</text:p>
          </table:table-cell>
          <table:table-cell office:value-type="float" office:value="4.7" calcext:value-type="float">
            <text:p>4.7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1.475" calcext:value-type="float">
            <text:p>1.4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2]*(1-[$Gran.D$3])*[$Gran.D$2])" office:value-type="float" office:value="124" calcext:value-type="float">
            <text:p>124</text:p>
          </table:table-cell>
          <table:table-cell table:style-name="ce10" table:formula="of:=ROUND([$Master.B$12]*(1+[$Gran.D$3])*[$Gran.D$2])"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2</text:p>
          </table:table-cell>
          <table:table-cell office:value-type="string" calcext:value-type="string">
            <text:p>9mm Handgun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.6" calcext:value-type="float">
            <text:p>4.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3]*(1-[$Gran.D$3])*[$Gran.D$2])" office:value-type="float" office:value="161" calcext:value-type="float">
            <text:p>161</text:p>
          </table:table-cell>
          <table:table-cell table:style-name="ce10" table:formula="of:=ROUND([$Master.B$13]*(1+[$Gran.D$3])*[$Gran.D$2])"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3</text:p>
          </table:table-cell>
          <table:table-cell office:value-type="string" calcext:value-type="string">
            <text:p>Handgun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4.6" calcext:value-type="float">
            <text:p>4.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4]*(1-[$Gran.D$3])*[$Gran.D$2])" office:value-type="float" office:value="209" calcext:value-type="float">
            <text:p>209</text:p>
          </table:table-cell>
          <table:table-cell table:style-name="ce10" table:formula="of:=ROUND([$Master.B$14]*(1+[$Gran.D$3])*[$Gran.D$2])"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4</text:p>
          </table:table-cell>
          <table:table-cell office:value-type="string" calcext:value-type="string">
            <text:p>Pistol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5]*(1-[$Gran.D$3])*[$Gran.D$2])" office:value-type="float" office:value="272" calcext:value-type="float">
            <text:p>272</text:p>
          </table:table-cell>
          <table:table-cell table:style-name="ce10" table:formula="of:=ROUND([$Master.B$15]*(1+[$Gran.D$3])*[$Gran.D$2])"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5</text:p>
          </table:table-cell>
          <table:table-cell office:value-type="string" calcext:value-type="string">
            <text:p>Powerful Pistol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1.325" calcext:value-type="float">
            <text:p>1.3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6]*(1-[$Gran.D$3])*[$Gran.D$2])" office:value-type="float" office:value="354" calcext:value-type="float">
            <text:p>354</text:p>
          </table:table-cell>
          <table:table-cell table:style-name="ce10" table:formula="of:=ROUND([$Master.B$16]*(1+[$Gran.D$3])*[$Gran.D$2])"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6</text:p>
          </table:table-cell>
          <table:table-cell office:value-type="string" calcext:value-type="string">
            <text:p>Beretta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.5" calcext:value-type="float">
            <text:p>13.5</text:p>
          </table:table-cell>
          <table:table-cell office:value-type="float" office:value="26" calcext:value-type="float">
            <text:p>26</text:p>
          </table:table-cell>
          <table:table-cell office:value-type="float" office:value="4.5" calcext:value-type="float">
            <text:p>4.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1.325" calcext:value-type="float">
            <text:p>1.3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7]*(1-[$Gran.D$3])*[$Gran.D$2])" office:value-type="float" office:value="460" calcext:value-type="float">
            <text:p>460</text:p>
          </table:table-cell>
          <table:table-cell table:style-name="ce10" table:formula="of:=ROUND([$Master.B$17]*(1+[$Gran.D$3])*[$Gran.D$2])"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7</text:p>
          </table:table-cell>
          <table:table-cell office:value-type="string" calcext:value-type="string">
            <text:p>Glock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.5" calcext:value-type="float">
            <text:p>14.5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.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1.325" calcext:value-type="float">
            <text:p>1.3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8]*(1-[$Gran.D$3])*[$Gran.D$2])" office:value-type="float" office:value="598" calcext:value-type="float">
            <text:p>598</text:p>
          </table:table-cell>
          <table:table-cell table:style-name="ce10" table:formula="of:=ROUND([$Master.B$18]*(1+[$Gran.D$3])*[$Gran.D$2])"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8</text:p>
          </table:table-cell>
          <table:table-cell office:value-type="string" calcext:value-type="string">
            <text:p>Pistol I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.4" calcext:value-type="float">
            <text:p>4.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19]*(1-[$Gran.D$3])*[$Gran.D$2])" office:value-type="float" office:value="777" calcext:value-type="float">
            <text:p>777</text:p>
          </table:table-cell>
          <table:table-cell table:style-name="ce10" table:formula="of:=ROUND([$Master.B$19]*(1+[$Gran.D$3])*[$Gran.D$2])"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9</text:p>
          </table:table-cell>
          <table:table-cell office:value-type="string" calcext:value-type="string">
            <text:p>Burst Shot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.4" calcext:value-type="float">
            <text:p>4.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20]*(1-[$Gran.D$3])*[$Gran.D$2])" office:value-type="float" office:value="1010" calcext:value-type="float">
            <text:p>1010</text:p>
          </table:table-cell>
          <table:table-cell table:style-name="ce10" table:formula="of:=ROUND([$Master.B$20]*(1+[$Gran.D$3])*[$Gran.D$2])"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20</text:p>
          </table:table-cell>
          <table:table-cell office:value-type="string" calcext:value-type="string">
            <text:p>Silver Handgun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.4" calcext:value-type="float">
            <text:p>4.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21]*(1-[$Gran.D$3])*[$Gran.D$2])" office:value-type="float" office:value="1314" calcext:value-type="float">
            <text:p>1314</text:p>
          </table:table-cell>
          <table:table-cell table:style-name="ce10" table:formula="of:=ROUND([$Master.B$21]*(1+[$Gran.D$3])*[$Gran.D$2])" office:value-type="float" office:value="1777" calcext:value-type="float">
            <text:p>177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0</text:p>
          </table:table-cell>
          <table:table-cell office:value-type="string" calcext:value-type="string">
            <text:p>Basic Shot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1]*(1-[$Gran.E$3])*[$Gran.E$2])" office:value-type="float" office:value="6" calcext:value-type="float">
            <text:p>6</text:p>
          </table:table-cell>
          <table:table-cell table:style-name="ce10" table:formula="of:=ROUND([$Master.B$1]*(1+[$Gran.E$3])*[$Gran.E$2]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</text:p>
          </table:table-cell>
          <table:table-cell office:value-type="string" calcext:value-type="string">
            <text:p>10 Gauge Shot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2]*(1-[$Gran.E$3])*[$Gran.E$2])" office:value-type="float" office:value="8" calcext:value-type="float">
            <text:p>8</text:p>
          </table:table-cell>
          <table:table-cell table:style-name="ce10" table:formula="of:=ROUND([$Master.B$2]*(1+[$Gran.E$3])*[$Gran.E$2]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2</text:p>
          </table:table-cell>
          <table:table-cell office:value-type="string" calcext:value-type="string">
            <text:p>Pump-action Shot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3]*(1-[$Gran.E$3])*[$Gran.E$2])" office:value-type="float" office:value="11" calcext:value-type="float">
            <text:p>11</text:p>
          </table:table-cell>
          <table:table-cell table:style-name="ce10" table:formula="of:=ROUND([$Master.B$3]*(1+[$Gran.E$3])*[$Gran.E$2]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3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5" calcext:value-type="float">
            <text:p>0.675</text:p>
          </table:table-cell>
          <table:table-cell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4]*(1-[$Gran.E$3])*[$Gran.E$2])" office:value-type="float" office:value="14" calcext:value-type="float">
            <text:p>14</text:p>
          </table:table-cell>
          <table:table-cell table:style-name="ce10" table:formula="of:=ROUND([$Master.B$4]*(1+[$Gran.E$3])*[$Gran.E$2]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4</text:p>
          </table:table-cell>
          <table:table-cell office:value-type="string" calcext:value-type="string">
            <text:p>12 Gauge Shot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5" calcext:value-type="float">
            <text:p>0.675</text:p>
          </table:table-cell>
          <table:table-cell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5]*(1-[$Gran.E$3])*[$Gran.E$2])" office:value-type="float" office:value="18" calcext:value-type="float">
            <text:p>18</text:p>
          </table:table-cell>
          <table:table-cell table:style-name="ce10" table:formula="of:=ROUND([$Master.B$5]*(1+[$Gran.E$3])*[$Gran.E$2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5</text:p>
          </table:table-cell>
          <table:table-cell office:value-type="string" calcext:value-type="string">
            <text:p>Riot 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5" calcext:value-type="float">
            <text:p>0.675</text:p>
          </table:table-cell>
          <table:table-cell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6]*(1-[$Gran.E$3])*[$Gran.E$2])" office:value-type="float" office:value="24" calcext:value-type="float">
            <text:p>24</text:p>
          </table:table-cell>
          <table:table-cell table:style-name="ce10" table:formula="of:=ROUND([$Master.B$6]*(1+[$Gran.E$3])*[$Gran.E$2]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6</text:p>
          </table:table-cell>
          <table:table-cell office:value-type="string" calcext:value-type="string">
            <text:p>Combat Shot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7]*(1-[$Gran.E$3])*[$Gran.E$2])" office:value-type="float" office:value="31" calcext:value-type="float">
            <text:p>31</text:p>
          </table:table-cell>
          <table:table-cell table:style-name="ce10" table:formula="of:=ROUND([$Master.B$7]*(1+[$Gran.E$3])*[$Gran.E$2])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7</text:p>
          </table:table-cell>
          <table:table-cell office:value-type="string" calcext:value-type="string">
            <text:p>16 Gauge Shot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8]*(1-[$Gran.E$3])*[$Gran.E$2])" office:value-type="float" office:value="40" calcext:value-type="float">
            <text:p>40</text:p>
          </table:table-cell>
          <table:table-cell table:style-name="ce10" table:formula="of:=ROUND([$Master.B$8]*(1+[$Gran.E$3])*[$Gran.E$2])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8</text:p>
          </table:table-cell>
          <table:table-cell office:value-type="string" calcext:value-type="string">
            <text:p>Hunting Shot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9]*(1-[$Gran.E$3])*[$Gran.E$2])" office:value-type="float" office:value="52" calcext:value-type="float">
            <text:p>52</text:p>
          </table:table-cell>
          <table:table-cell table:style-name="ce10" table:formula="of:=ROUND([$Master.B$9]*(1+[$Gran.E$3])*[$Gran.E$2])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9</text:p>
          </table:table-cell>
          <table:table-cell office:value-type="string" calcext:value-type="string">
            <text:p>Basic Shot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2.55" calcext:value-type="float">
            <text:p>2.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0]*(1-[$Gran.E$3])*[$Gran.E$2])" office:value-type="float" office:value="68" calcext:value-type="float">
            <text:p>68</text:p>
          </table:table-cell>
          <table:table-cell table:style-name="ce10" table:formula="of:=ROUND([$Master.B$10]*(1+[$Gran.E$3])*[$Gran.E$2])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0</text:p>
          </table:table-cell>
          <table:table-cell office:value-type="string" calcext:value-type="string">
            <text:p>10 Gauge Shot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2.55" calcext:value-type="float">
            <text:p>2.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1]*(1-[$Gran.E$3])*[$Gran.E$2])" office:value-type="float" office:value="88" calcext:value-type="float">
            <text:p>88</text:p>
          </table:table-cell>
          <table:table-cell table:style-name="ce10" table:formula="of:=ROUND([$Master.B$11]*(1+[$Gran.E$3])*[$Gran.E$2])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1</text:p>
          </table:table-cell>
          <table:table-cell office:value-type="string" calcext:value-type="string">
            <text:p>Pump-action Shot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2.55" calcext:value-type="float">
            <text:p>2.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2]*(1-[$Gran.E$3])*[$Gran.E$2])" office:value-type="float" office:value="115" calcext:value-type="float">
            <text:p>115</text:p>
          </table:table-cell>
          <table:table-cell table:style-name="ce10" table:formula="of:=ROUND([$Master.B$12]*(1+[$Gran.E$3])*[$Gran.E$2])"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2</text:p>
          </table:table-cell>
          <table:table-cell office:value-type="string" calcext:value-type="string">
            <text:p>Shot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3]*(1-[$Gran.E$3])*[$Gran.E$2])" office:value-type="float" office:value="149" calcext:value-type="float">
            <text:p>149</text:p>
          </table:table-cell>
          <table:table-cell table:style-name="ce10" table:formula="of:=ROUND([$Master.B$13]*(1+[$Gran.E$3])*[$Gran.E$2])"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3</text:p>
          </table:table-cell>
          <table:table-cell office:value-type="string" calcext:value-type="string">
            <text:p>12 Gauge Shot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4]*(1-[$Gran.E$3])*[$Gran.E$2])" office:value-type="float" office:value="194" calcext:value-type="float">
            <text:p>194</text:p>
          </table:table-cell>
          <table:table-cell table:style-name="ce10" table:formula="of:=ROUND([$Master.B$14]*(1+[$Gran.E$3])*[$Gran.E$2])"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4</text:p>
          </table:table-cell>
          <table:table-cell office:value-type="string" calcext:value-type="string">
            <text:p>Riot 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5]*(1-[$Gran.E$3])*[$Gran.E$2])" office:value-type="float" office:value="252" calcext:value-type="float">
            <text:p>252</text:p>
          </table:table-cell>
          <table:table-cell table:style-name="ce10" table:formula="of:=ROUND([$Master.B$15]*(1+[$Gran.E$3])*[$Gran.E$2])"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5</text:p>
          </table:table-cell>
          <table:table-cell office:value-type="string" calcext:value-type="string">
            <text:p>Combat Shot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office:value-type="float" office:value="2.25" calcext:value-type="float">
            <text:p>2.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6]*(1-[$Gran.E$3])*[$Gran.E$2])" office:value-type="float" office:value="328" calcext:value-type="float">
            <text:p>328</text:p>
          </table:table-cell>
          <table:table-cell table:style-name="ce10" table:formula="of:=ROUND([$Master.B$16]*(1+[$Gran.E$3])*[$Gran.E$2])"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6</text:p>
          </table:table-cell>
          <table:table-cell office:value-type="string" calcext:value-type="string">
            <text:p>16 Gauge Shot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7]*(1-[$Gran.E$3])*[$Gran.E$2])" office:value-type="float" office:value="426" calcext:value-type="float">
            <text:p>426</text:p>
          </table:table-cell>
          <table:table-cell table:style-name="ce10" table:formula="of:=ROUND([$Master.B$17]*(1+[$Gran.E$3])*[$Gran.E$2])" office:value-type="float" office:value="521" calcext:value-type="float">
            <text:p>521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7</text:p>
          </table:table-cell>
          <table:table-cell office:value-type="string" calcext:value-type="string">
            <text:p>Hunting Shot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8]*(1-[$Gran.E$3])*[$Gran.E$2])" office:value-type="float" office:value="554" calcext:value-type="float">
            <text:p>554</text:p>
          </table:table-cell>
          <table:table-cell table:style-name="ce10" table:formula="of:=ROUND([$Master.B$18]*(1+[$Gran.E$3])*[$Gran.E$2])" office:value-type="float" office:value="677" calcext:value-type="float">
            <text:p>677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8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19]*(1-[$Gran.E$3])*[$Gran.E$2])" office:value-type="float" office:value="720" calcext:value-type="float">
            <text:p>720</text:p>
          </table:table-cell>
          <table:table-cell table:style-name="ce10" table:formula="of:=ROUND([$Master.B$19]*(1+[$Gran.E$3])*[$Gran.E$2])" office:value-type="float" office:value="880" calcext:value-type="float">
            <text:p>88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9</text:p>
          </table:table-cell>
          <table:table-cell office:value-type="string" calcext:value-type="string">
            <text:p>Remingto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20]*(1-[$Gran.E$3])*[$Gran.E$2])" office:value-type="float" office:value="936" calcext:value-type="float">
            <text:p>936</text:p>
          </table:table-cell>
          <table:table-cell table:style-name="ce10" table:formula="of:=ROUND([$Master.B$20]*(1+[$Gran.E$3])*[$Gran.E$2])" office:value-type="float" office:value="1144" calcext:value-type="float">
            <text:p>114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20</text:p>
          </table:table-cell>
          <table:table-cell office:value-type="string" calcext:value-type="string">
            <text:p>Jackhammer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21]*(1-[$Gran.E$3])*[$Gran.E$2])" office:value-type="float" office:value="1217" calcext:value-type="float">
            <text:p>1217</text:p>
          </table:table-cell>
          <table:table-cell table:style-name="ce10" table:formula="of:=ROUND([$Master.B$21]*(1+[$Gran.E$3])*[$Gran.E$2])" office:value-type="float" office:value="1488" calcext:value-type="float">
            <text:p>148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0</text:p>
          </table:table-cell>
          <table:table-cell office:value-type="string" calcext:value-type="string">
            <text:p>Semi-automatic Rifl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1]*(1-[$Gran.F$3])*[$Gran.F$2])" office:value-type="float" office:value="11" calcext:value-type="float">
            <text:p>11</text:p>
          </table:table-cell>
          <table:table-cell table:style-name="ce10" table:formula="of:=ROUND([$Master.B$1]*(1+[$Gran.F$3])*[$Gran.F$2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</text:p>
          </table:table-cell>
          <table:table-cell office:value-type="string" calcext:value-type="string">
            <text:p>Repeater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2]*(1-[$Gran.F$3])*[$Gran.F$2])" office:value-type="float" office:value="14" calcext:value-type="float">
            <text:p>14</text:p>
          </table:table-cell>
          <table:table-cell table:style-name="ce10" table:formula="of:=ROUND([$Master.B$2]*(1+[$Gran.F$3])*[$Gran.F$2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2</text:p>
          </table:table-cell>
          <table:table-cell office:value-type="string" calcext:value-type="string">
            <text:p>Basic Rifl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3]*(1-[$Gran.F$3])*[$Gran.F$2])" office:value-type="float" office:value="18" calcext:value-type="float">
            <text:p>18</text:p>
          </table:table-cell>
          <table:table-cell table:style-name="ce10" table:formula="of:=ROUND([$Master.B$3]*(1+[$Gran.F$3])*[$Gran.F$2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3</text:p>
          </table:table-cell>
          <table:table-cell office:value-type="string" calcext:value-type="string">
            <text:p>Mercenary Weapon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22.5" calcext:value-type="float">
            <text:p>22.5</text:p>
          </table:table-cell>
          <table:table-cell office:value-type="float" office:value="46" calcext:value-type="float">
            <text:p>46</text:p>
          </table:table-cell>
          <table:table-cell office:value-type="float" office:value="7.8" calcext:value-type="float">
            <text:p>7.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.925" calcext:value-type="float">
            <text:p>1.9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4]*(1-[$Gran.F$3])*[$Gran.F$2])" office:value-type="float" office:value="24" calcext:value-type="float">
            <text:p>24</text:p>
          </table:table-cell>
          <table:table-cell table:style-name="ce10" table:formula="of:=ROUND([$Master.B$4]*(1+[$Gran.F$3])*[$Gran.F$2]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4</text:p>
          </table:table-cell>
          <table:table-cell office:value-type="string" calcext:value-type="string">
            <text:p>Hunting Rifl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23.5" calcext:value-type="float">
            <text:p>23.5</text:p>
          </table:table-cell>
          <table:table-cell office:value-type="float" office:value="47" calcext:value-type="float">
            <text:p>47</text:p>
          </table:table-cell>
          <table:table-cell office:value-type="float" office:value="7.8" calcext:value-type="float">
            <text:p>7.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.925" calcext:value-type="float">
            <text:p>1.9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5]*(1-[$Gran.F$3])*[$Gran.F$2])" office:value-type="float" office:value="31" calcext:value-type="float">
            <text:p>31</text:p>
          </table:table-cell>
          <table:table-cell table:style-name="ce10" table:formula="of:=ROUND([$Master.B$5]*(1+[$Gran.F$3])*[$Gran.F$2]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5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24.5" calcext:value-type="float">
            <text:p>24.5</text:p>
          </table:table-cell>
          <table:table-cell office:value-type="float" office:value="48" calcext:value-type="float">
            <text:p>48</text:p>
          </table:table-cell>
          <table:table-cell office:value-type="float" office:value="7.8" calcext:value-type="float">
            <text:p>7.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.925" calcext:value-type="float">
            <text:p>1.9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6]*(1-[$Gran.F$3])*[$Gran.F$2])" office:value-type="float" office:value="41" calcext:value-type="float">
            <text:p>41</text:p>
          </table:table-cell>
          <table:table-cell table:style-name="ce10" table:formula="of:=ROUND([$Master.B$6]*(1+[$Gran.F$3])*[$Gran.F$2]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6</text:p>
          </table:table-cell>
          <table:table-cell office:value-type="string" calcext:value-type="string">
            <text:p>Assault Rifl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7.6" calcext:value-type="float">
            <text:p>7.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7]*(1-[$Gran.F$3])*[$Gran.F$2])" office:value-type="float" office:value="53" calcext:value-type="float">
            <text:p>53</text:p>
          </table:table-cell>
          <table:table-cell table:style-name="ce10" table:formula="of:=ROUND([$Master.B$7]*(1+[$Gran.F$3])*[$Gran.F$2])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7</text:p>
          </table:table-cell>
          <table:table-cell office:value-type="string" calcext:value-type="string">
            <text:p>Army Rifl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7.6" calcext:value-type="float">
            <text:p>7.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8]*(1-[$Gran.F$3])*[$Gran.F$2])" office:value-type="float" office:value="69" calcext:value-type="float">
            <text:p>69</text:p>
          </table:table-cell>
          <table:table-cell table:style-name="ce10" table:formula="of:=ROUND([$Master.B$8]*(1+[$Gran.F$3])*[$Gran.F$2])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8</text:p>
          </table:table-cell>
          <table:table-cell office:value-type="string" calcext:value-type="string">
            <text:p>Power Rifl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7.6" calcext:value-type="float">
            <text:p>7.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9]*(1-[$Gran.F$3])*[$Gran.F$2])" office:value-type="float" office:value="90" calcext:value-type="float">
            <text:p>90</text:p>
          </table:table-cell>
          <table:table-cell table:style-name="ce10" table:formula="of:=ROUND([$Master.B$9]*(1+[$Gran.F$3])*[$Gran.F$2])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9</text:p>
          </table:table-cell>
          <table:table-cell office:value-type="string" calcext:value-type="string">
            <text:p>Semi-automatic Rifle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7.5" calcext:value-type="float">
            <text:p>17.5</text:p>
          </table:table-cell>
          <table:table-cell office:value-type="float" office:value="38" calcext:value-type="float">
            <text:p>38</text:p>
          </table:table-cell>
          <table:table-cell office:value-type="float" office:value="7.4" calcext:value-type="float">
            <text:p>7.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.775" calcext:value-type="float">
            <text:p>1.7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0]*(1-[$Gran.F$3])*[$Gran.F$2])" office:value-type="float" office:value="117" calcext:value-type="float">
            <text:p>117</text:p>
          </table:table-cell>
          <table:table-cell table:style-name="ce10" table:formula="of:=ROUND([$Master.B$10]*(1+[$Gran.F$3])*[$Gran.F$2])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0</text:p>
          </table:table-cell>
          <table:table-cell office:value-type="string" calcext:value-type="string">
            <text:p>Repeater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39" calcext:value-type="float">
            <text:p>39</text:p>
          </table:table-cell>
          <table:table-cell office:value-type="float" office:value="7.4" calcext:value-type="float">
            <text:p>7.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.775" calcext:value-type="float">
            <text:p>1.7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1]*(1-[$Gran.F$3])*[$Gran.F$2])" office:value-type="float" office:value="151" calcext:value-type="float">
            <text:p>151</text:p>
          </table:table-cell>
          <table:table-cell table:style-name="ce10" table:formula="of:=ROUND([$Master.B$11]*(1+[$Gran.F$3])*[$Gran.F$2])"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1</text:p>
          </table:table-cell>
          <table:table-cell office:value-type="string" calcext:value-type="string">
            <text:p>Basic Rifle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9.5" calcext:value-type="float">
            <text:p>19.5</text:p>
          </table:table-cell>
          <table:table-cell office:value-type="float" office:value="40" calcext:value-type="float">
            <text:p>40</text:p>
          </table:table-cell>
          <table:table-cell office:value-type="float" office:value="7.4" calcext:value-type="float">
            <text:p>7.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.775" calcext:value-type="float">
            <text:p>1.7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2]*(1-[$Gran.F$3])*[$Gran.F$2])" office:value-type="float" office:value="197" calcext:value-type="float">
            <text:p>197</text:p>
          </table:table-cell>
          <table:table-cell table:style-name="ce10" table:formula="of:=ROUND([$Master.B$12]*(1+[$Gran.F$3])*[$Gran.F$2])"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2</text:p>
          </table:table-cell>
          <table:table-cell office:value-type="string" calcext:value-type="string">
            <text:p>Mercenary Weapon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7.2" calcext:value-type="float">
            <text:p>7.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3]*(1-[$Gran.F$3])*[$Gran.F$2])" office:value-type="float" office:value="256" calcext:value-type="float">
            <text:p>256</text:p>
          </table:table-cell>
          <table:table-cell table:style-name="ce10" table:formula="of:=ROUND([$Master.B$13]*(1+[$Gran.F$3])*[$Gran.F$2])"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3</text:p>
          </table:table-cell>
          <table:table-cell office:value-type="string" calcext:value-type="string">
            <text:p>Hunting Rifle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7.2" calcext:value-type="float">
            <text:p>7.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4]*(1-[$Gran.F$3])*[$Gran.F$2])" office:value-type="float" office:value="333" calcext:value-type="float">
            <text:p>333</text:p>
          </table:table-cell>
          <table:table-cell table:style-name="ce10" table:formula="of:=ROUND([$Master.B$14]*(1+[$Gran.F$3])*[$Gran.F$2])"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4</text:p>
          </table:table-cell>
          <table:table-cell office:value-type="string" calcext:value-type="string">
            <text:p>Rifle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7.2" calcext:value-type="float">
            <text:p>7.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5]*(1-[$Gran.F$3])*[$Gran.F$2])" office:value-type="float" office:value="432" calcext:value-type="float">
            <text:p>432</text:p>
          </table:table-cell>
          <table:table-cell table:style-name="ce10" table:formula="of:=ROUND([$Master.B$15]*(1+[$Gran.F$3])*[$Gran.F$2])"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5</text:p>
          </table:table-cell>
          <table:table-cell office:value-type="string" calcext:value-type="string">
            <text:p>Assault Rifle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2.5" calcext:value-type="float">
            <text:p>12.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625" calcext:value-type="float">
            <text:p>1.6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6]*(1-[$Gran.F$3])*[$Gran.F$2])" office:value-type="float" office:value="562" calcext:value-type="float">
            <text:p>562</text:p>
          </table:table-cell>
          <table:table-cell table:style-name="ce10" table:formula="of:=ROUND([$Master.B$16]*(1+[$Gran.F$3])*[$Gran.F$2])"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6</text:p>
          </table:table-cell>
          <table:table-cell office:value-type="string" calcext:value-type="string">
            <text:p>Army Rifle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3.5" calcext:value-type="float">
            <text:p>13.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625" calcext:value-type="float">
            <text:p>1.6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7]*(1-[$Gran.F$3])*[$Gran.F$2])" office:value-type="float" office:value="730" calcext:value-type="float">
            <text:p>730</text:p>
          </table:table-cell>
          <table:table-cell table:style-name="ce10" table:formula="of:=ROUND([$Master.B$17]*(1+[$Gran.F$3])*[$Gran.F$2])"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7</text:p>
          </table:table-cell>
          <table:table-cell office:value-type="string" calcext:value-type="string">
            <text:p>Power Rifle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4.5" calcext:value-type="float">
            <text:p>14.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625" calcext:value-type="float">
            <text:p>1.6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8]*(1-[$Gran.F$3])*[$Gran.F$2])" office:value-type="float" office:value="949" calcext:value-type="float">
            <text:p>949</text:p>
          </table:table-cell>
          <table:table-cell table:style-name="ce10" table:formula="of:=ROUND([$Master.B$18]*(1+[$Gran.F$3])*[$Gran.F$2])"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8</text:p>
          </table:table-cell>
          <table:table-cell office:value-type="string" calcext:value-type="string">
            <text:p>Rifle I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.8" calcext:value-type="float">
            <text:p>6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1.55" calcext:value-type="float">
            <text:p>1.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19]*(1-[$Gran.F$3])*[$Gran.F$2])" office:value-type="float" office:value="1234" calcext:value-type="float">
            <text:p>1234</text:p>
          </table:table-cell>
          <table:table-cell table:style-name="ce10" table:formula="of:=ROUND([$Master.B$19]*(1+[$Gran.F$3])*[$Gran.F$2])"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9</text:p>
          </table:table-cell>
          <table:table-cell office:value-type="string" calcext:value-type="string">
            <text:p>Modified Carbin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.8" calcext:value-type="float">
            <text:p>6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1.55" calcext:value-type="float">
            <text:p>1.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20]*(1-[$Gran.F$3])*[$Gran.F$2])" office:value-type="float" office:value="1605" calcext:value-type="float">
            <text:p>1605</text:p>
          </table:table-cell>
          <table:table-cell table:style-name="ce10" table:formula="of:=ROUND([$Master.B$20]*(1+[$Gran.F$3])*[$Gran.F$2])"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20</text:p>
          </table:table-cell>
          <table:table-cell office:value-type="string" calcext:value-type="string">
            <text:p>Battle Rifl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.8" calcext:value-type="float">
            <text:p>6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1.55" calcext:value-type="float">
            <text:p>1.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21]*(1-[$Gran.F$3])*[$Gran.F$2])" office:value-type="float" office:value="2087" calcext:value-type="float">
            <text:p>2087</text:p>
          </table:table-cell>
          <table:table-cell table:style-name="ce10" table:formula="of:=ROUND([$Master.B$21]*(1+[$Gran.F$3])*[$Gran.F$2])"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0</text:p>
          </table:table-cell>
          <table:table-cell office:value-type="string" calcext:value-type="string">
            <text:p>Weak Sniper Rifle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1]*(1-[$Gran.G$3])*[$Gran.G$2])" office:value-type="float" office:value="27" calcext:value-type="float">
            <text:p>27</text:p>
          </table:table-cell>
          <table:table-cell table:style-name="ce10" table:formula="of:=ROUND([$Master.B$1]*(1+[$Gran.G$3])*[$Gran.G$2])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</text:p>
          </table:table-cell>
          <table:table-cell office:value-type="string" calcext:value-type="string">
            <text:p>Long Distance Rifle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2]*(1-[$Gran.G$3])*[$Gran.G$2])" office:value-type="float" office:value="35" calcext:value-type="float">
            <text:p>35</text:p>
          </table:table-cell>
          <table:table-cell table:style-name="ce10" table:formula="of:=ROUND([$Master.B$2]*(1+[$Gran.G$3])*[$Gran.G$2])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2</text:p>
          </table:table-cell>
          <table:table-cell office:value-type="string" calcext:value-type="string">
            <text:p>Accurate Rifle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3]*(1-[$Gran.G$3])*[$Gran.G$2])" office:value-type="float" office:value="46" calcext:value-type="float">
            <text:p>46</text:p>
          </table:table-cell>
          <table:table-cell table:style-name="ce10" table:formula="of:=ROUND([$Master.B$3]*(1+[$Gran.G$3])*[$Gran.G$2]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3</text:p>
          </table:table-cell>
          <table:table-cell office:value-type="string" calcext:value-type="string">
            <text:p>Basic Sniper Rifle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brown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6.5" calcext:value-type="float">
            <text:p>26.5</text:p>
          </table:table-cell>
          <table:table-cell office:value-type="float" office:value="7.8" calcext:value-type="float">
            <text:p>7.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4]*(1-[$Gran.G$3])*[$Gran.G$2])" office:value-type="float" office:value="59" calcext:value-type="float">
            <text:p>59</text:p>
          </table:table-cell>
          <table:table-cell table:style-name="ce10" table:formula="of:=ROUND([$Master.B$4]*(1+[$Gran.G$3])*[$Gran.G$2])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4</text:p>
          </table:table-cell>
          <table:table-cell office:value-type="string" calcext:value-type="string">
            <text:p>Scoped Rifle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brown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.5" calcext:value-type="float">
            <text:p>13.5</text:p>
          </table:table-cell>
          <table:table-cell office:value-type="float" office:value="27.5" calcext:value-type="float">
            <text:p>27.5</text:p>
          </table:table-cell>
          <table:table-cell office:value-type="float" office:value="7.8" calcext:value-type="float">
            <text:p>7.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5]*(1-[$Gran.G$3])*[$Gran.G$2])" office:value-type="float" office:value="78" calcext:value-type="float">
            <text:p>78</text:p>
          </table:table-cell>
          <table:table-cell table:style-name="ce10" table:formula="of:=ROUND([$Master.B$5]*(1+[$Gran.G$3])*[$Gran.G$2])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5</text:p>
          </table:table-cell>
          <table:table-cell office:value-type="string" calcext:value-type="string">
            <text:p>Long Range Rifle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brown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 office:value-type="float" office:value="28.5" calcext:value-type="float">
            <text:p>28.5</text:p>
          </table:table-cell>
          <table:table-cell office:value-type="float" office:value="7.8" calcext:value-type="float">
            <text:p>7.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6]*(1-[$Gran.G$3])*[$Gran.G$2])" office:value-type="float" office:value="103" calcext:value-type="float">
            <text:p>103</text:p>
          </table:table-cell>
          <table:table-cell table:style-name="ce10" table:formula="of:=ROUND([$Master.B$6]*(1+[$Gran.G$3])*[$Gran.G$2])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6</text:p>
          </table:table-cell>
          <table:table-cell office:value-type="string" calcext:value-type="string">
            <text:p>Military Sniper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7.6" calcext:value-type="float">
            <text:p>7.6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7]*(1-[$Gran.G$3])*[$Gran.G$2])" office:value-type="float" office:value="132" calcext:value-type="float">
            <text:p>132</text:p>
          </table:table-cell>
          <table:table-cell table:style-name="ce10" table:formula="of:=ROUND([$Master.B$7]*(1+[$Gran.G$3])*[$Gran.G$2])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7</text:p>
          </table:table-cell>
          <table:table-cell office:value-type="string" calcext:value-type="string">
            <text:p>Sharp Shooter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.6" calcext:value-type="float">
            <text:p>7.6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8]*(1-[$Gran.G$3])*[$Gran.G$2])" office:value-type="float" office:value="173" calcext:value-type="float">
            <text:p>173</text:p>
          </table:table-cell>
          <table:table-cell table:style-name="ce10" table:formula="of:=ROUND([$Master.B$8]*(1+[$Gran.G$3])*[$Gran.G$2])"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8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.6" calcext:value-type="float">
            <text:p>7.6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9]*(1-[$Gran.G$3])*[$Gran.G$2])" office:value-type="float" office:value="224" calcext:value-type="float">
            <text:p>224</text:p>
          </table:table-cell>
          <table:table-cell table:style-name="ce10" table:formula="of:=ROUND([$Master.B$9]*(1+[$Gran.G$3])*[$Gran.G$2])"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9</text:p>
          </table:table-cell>
          <table:table-cell office:value-type="string" calcext:value-type="string">
            <text:p>Weak Sniper Rifle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19.5" calcext:value-type="float">
            <text:p>19.5</text:p>
          </table:table-cell>
          <table:table-cell office:value-type="float" office:value="7.4" calcext:value-type="float">
            <text:p>7.4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0]*(1-[$Gran.G$3])*[$Gran.G$2])" office:value-type="float" office:value="292" calcext:value-type="float">
            <text:p>292</text:p>
          </table:table-cell>
          <table:table-cell table:style-name="ce10" table:formula="of:=ROUND([$Master.B$10]*(1+[$Gran.G$3])*[$Gran.G$2])"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0</text:p>
          </table:table-cell>
          <table:table-cell office:value-type="string" calcext:value-type="string">
            <text:p>Long Distance Rifle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office:value-type="float" office:value="20.5" calcext:value-type="float">
            <text:p>20.5</text:p>
          </table:table-cell>
          <table:table-cell office:value-type="float" office:value="7.4" calcext:value-type="float">
            <text:p>7.4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1]*(1-[$Gran.G$3])*[$Gran.G$2])" office:value-type="float" office:value="378" calcext:value-type="float">
            <text:p>378</text:p>
          </table:table-cell>
          <table:table-cell table:style-name="ce10" table:formula="of:=ROUND([$Master.B$11]*(1+[$Gran.G$3])*[$Gran.G$2])"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1</text:p>
          </table:table-cell>
          <table:table-cell office:value-type="string" calcext:value-type="string">
            <text:p>Accurate Rifle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5" calcext:value-type="float">
            <text:p>11.5</text:p>
          </table:table-cell>
          <table:table-cell office:value-type="float" office:value="21.5" calcext:value-type="float">
            <text:p>21.5</text:p>
          </table:table-cell>
          <table:table-cell office:value-type="float" office:value="7.4" calcext:value-type="float">
            <text:p>7.4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2]*(1-[$Gran.G$3])*[$Gran.G$2])" office:value-type="float" office:value="491" calcext:value-type="float">
            <text:p>491</text:p>
          </table:table-cell>
          <table:table-cell table:style-name="ce10" table:formula="of:=ROUND([$Master.B$12]*(1+[$Gran.G$3])*[$Gran.G$2])"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2</text:p>
          </table:table-cell>
          <table:table-cell office:value-type="string" calcext:value-type="string">
            <text:p>Basic Sniper Rifle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3]*(1-[$Gran.G$3])*[$Gran.G$2])" office:value-type="float" office:value="640" calcext:value-type="float">
            <text:p>640</text:p>
          </table:table-cell>
          <table:table-cell table:style-name="ce10" table:formula="of:=ROUND([$Master.B$13]*(1+[$Gran.G$3])*[$Gran.G$2])"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3</text:p>
          </table:table-cell>
          <table:table-cell office:value-type="string" calcext:value-type="string">
            <text:p>Scoped Rifle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.2" calcext:value-type="float">
            <text:p>7.2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4]*(1-[$Gran.G$3])*[$Gran.G$2])" office:value-type="float" office:value="832" calcext:value-type="float">
            <text:p>832</text:p>
          </table:table-cell>
          <table:table-cell table:style-name="ce10" table:formula="of:=ROUND([$Master.B$14]*(1+[$Gran.G$3])*[$Gran.G$2])"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4</text:p>
          </table:table-cell>
          <table:table-cell office:value-type="string" calcext:value-type="string">
            <text:p>Long Range Rifle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.2" calcext:value-type="float">
            <text:p>7.2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5]*(1-[$Gran.G$3])*[$Gran.G$2])" office:value-type="float" office:value="1080" calcext:value-type="float">
            <text:p>1080</text:p>
          </table:table-cell>
          <table:table-cell table:style-name="ce10" table:formula="of:=ROUND([$Master.B$15]*(1+[$Gran.G$3])*[$Gran.G$2])"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5</text:p>
          </table:table-cell>
          <table:table-cell office:value-type="string" calcext:value-type="string">
            <text:p>Military Sniper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6.5" calcext:value-type="float">
            <text:p>6.5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6]*(1-[$Gran.G$3])*[$Gran.G$2])" office:value-type="float" office:value="1404" calcext:value-type="float">
            <text:p>1404</text:p>
          </table:table-cell>
          <table:table-cell table:style-name="ce10" table:formula="of:=ROUND([$Master.B$16]*(1+[$Gran.G$3])*[$Gran.G$2])" office:value-type="float" office:value="1716" calcext:value-type="float">
            <text:p>17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6</text:p>
          </table:table-cell>
          <table:table-cell office:value-type="string" calcext:value-type="string">
            <text:p>Sharp Shooter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7.5" calcext:value-type="float">
            <text:p>7.5</text:p>
          </table:table-cell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7]*(1-[$Gran.G$3])*[$Gran.G$2])" office:value-type="float" office:value="1825" calcext:value-type="float">
            <text:p>1825</text:p>
          </table:table-cell>
          <table:table-cell table:style-name="ce10" table:formula="of:=ROUND([$Master.B$17]*(1+[$Gran.G$3])*[$Gran.G$2])" office:value-type="float" office:value="2231" calcext:value-type="float">
            <text:p>223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7</text:p>
          </table:table-cell>
          <table:table-cell office:value-type="string" calcext:value-type="string">
            <text:p>Sniper Rifle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8.5" calcext:value-type="float">
            <text:p>8.5</text:p>
          </table:table-cell>
          <table:table-cell office:value-type="float" office:value="14.5" calcext:value-type="float">
            <text:p>14.5</text:p>
          </table:table-cell>
          <table:table-cell office:value-type="float" office:value="7" calcext:value-type="float">
            <text:p>7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8]*(1-[$Gran.G$3])*[$Gran.G$2])" office:value-type="float" office:value="2373" calcext:value-type="float">
            <text:p>2373</text:p>
          </table:table-cell>
          <table:table-cell table:style-name="ce10" table:formula="of:=ROUND([$Master.B$18]*(1+[$Gran.G$3])*[$Gran.G$2])" office:value-type="float" office:value="2901" calcext:value-type="float">
            <text:p>29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8</text:p>
          </table:table-cell>
          <table:table-cell office:value-type="string" calcext:value-type="string">
            <text:p>Sharp Shooter I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8" calcext:value-type="float">
            <text:p>6.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19]*(1-[$Gran.G$3])*[$Gran.G$2])" office:value-type="float" office:value="3086" calcext:value-type="float">
            <text:p>3086</text:p>
          </table:table-cell>
          <table:table-cell table:style-name="ce10" table:formula="of:=ROUND([$Master.B$19]*(1+[$Gran.G$3])*[$Gran.G$2])" office:value-type="float" office:value="3772" calcext:value-type="float">
            <text:p>377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9</text:p>
          </table:table-cell>
          <table:table-cell office:value-type="string" calcext:value-type="string">
            <text:p>Sniper Rifle I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20]*(1-[$Gran.G$3])*[$Gran.G$2])" office:value-type="float" office:value="4012" calcext:value-type="float">
            <text:p>4012</text:p>
          </table:table-cell>
          <table:table-cell table:style-name="ce10" table:formula="of:=ROUND([$Master.B$20]*(1+[$Gran.G$3])*[$Gran.G$2])" office:value-type="float" office:value="4904" calcext:value-type="float">
            <text:p>49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20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21]*(1-[$Gran.G$3])*[$Gran.G$2])" office:value-type="float" office:value="5216" calcext:value-type="float">
            <text:p>5216</text:p>
          </table:table-cell>
          <table:table-cell table:style-name="ce10" table:formula="of:=ROUND([$Master.B$21]*(1+[$Gran.G$3])*[$Gran.G$2])" office:value-type="float" office:value="6376" calcext:value-type="float">
            <text:p>637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0</text:p>
          </table:table-cell>
          <table:table-cell office:value-type="string" calcext:value-type="string">
            <text:p>Fully Automatic Rifle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1]*(1-[$Gran.H$3])*[$Gran.H$2])" office:value-type="float" office:value="10" calcext:value-type="float">
            <text:p>10</text:p>
          </table:table-cell>
          <table:table-cell table:style-name="ce10" table:formula="of:=ROUND([$Master.B$1]*(1+[$Gran.H$3])*[$Gran.H$2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</text:p>
          </table:table-cell>
          <table:table-cell office:value-type="string" calcext:value-type="string">
            <text:p>Big Repeater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2]*(1-[$Gran.H$3])*[$Gran.H$2])" office:value-type="float" office:value="13" calcext:value-type="float">
            <text:p>13</text:p>
          </table:table-cell>
          <table:table-cell table:style-name="ce10" table:formula="of:=ROUND([$Master.B$2]*(1+[$Gran.H$3])*[$Gran.H$2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2</text:p>
          </table:table-cell>
          <table:table-cell office:value-type="string" calcext:value-type="string">
            <text:p>Light Machine Gun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ROUND([$Master.B$3]*(1-[$Gran.H$3])*[$Gran.H$2])" office:value-type="float" office:value="17" calcext:value-type="float">
            <text:p>17</text:p>
          </table:table-cell>
          <table:table-cell table:style-name="ce10" table:formula="of:=ROUND([$Master.B$3]*(1+[$Gran.H$3])*[$Gran.H$2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3</text:p>
          </table:table-cell>
          <table:table-cell office:value-type="string" calcext:value-type="string">
            <text:p>Power Gun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7.5" calcext:value-type="float">
            <text:p>27.5</text:p>
          </table:table-cell>
          <table:table-cell office:value-type="float" office:value="56" calcext:value-type="float">
            <text:p>56</text:p>
          </table:table-cell>
          <table:table-cell office:value-type="float" office:value="9.8" calcext:value-type="float">
            <text:p>9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4]*(1-[$Gran.H$3])*[$Gran.H$2])" office:value-type="float" office:value="21" calcext:value-type="float">
            <text:p>21</text:p>
          </table:table-cell>
          <table:table-cell table:style-name="ce10" table:formula="of:=ROUND([$Master.B$4]*(1+[$Gran.H$3])*[$Gran.H$2])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4</text:p>
          </table:table-cell>
          <table:table-cell office:value-type="string" calcext:value-type="string">
            <text:p>Heavy Rifle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0.5" calcext:value-type="float">
            <text:p>30.5</text:p>
          </table:table-cell>
          <table:table-cell office:value-type="float" office:value="59" calcext:value-type="float">
            <text:p>59</text:p>
          </table:table-cell>
          <table:table-cell office:value-type="float" office:value="9.8" calcext:value-type="float">
            <text:p>9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5]*(1-[$Gran.H$3])*[$Gran.H$2])" office:value-type="float" office:value="28" calcext:value-type="float">
            <text:p>28</text:p>
          </table:table-cell>
          <table:table-cell table:style-name="ce10" table:formula="of:=ROUND([$Master.B$5]*(1+[$Gran.H$3])*[$Gran.H$2])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5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2.5" calcext:value-type="float">
            <text:p>32.5</text:p>
          </table:table-cell>
          <table:table-cell office:value-type="float" office:value="61" calcext:value-type="float">
            <text:p>61</text:p>
          </table:table-cell>
          <table:table-cell office:value-type="float" office:value="9.8" calcext:value-type="float">
            <text:p>9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ROUND([$Master.B$6]*(1-[$Gran.H$3])*[$Gran.H$2])" office:value-type="float" office:value="37" calcext:value-type="float">
            <text:p>37</text:p>
          </table:table-cell>
          <table:table-cell table:style-name="ce10" table:formula="of:=ROUND([$Master.B$6]*(1+[$Gran.H$3])*[$Gran.H$2])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6</text:p>
          </table:table-cell>
          <table:table-cell office:value-type="string" calcext:value-type="string">
            <text:p>M85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9.6" calcext:value-type="float">
            <text:p>9.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7]*(1-[$Gran.H$3])*[$Gran.H$2])" office:value-type="float" office:value="48" calcext:value-type="float">
            <text:p>48</text:p>
          </table:table-cell>
          <table:table-cell table:style-name="ce10" table:formula="of:=ROUND([$Master.B$7]*(1+[$Gran.H$3])*[$Gran.H$2])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7</text:p>
          </table:table-cell>
          <table:table-cell office:value-type="string" calcext:value-type="string">
            <text:p>AT-14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9.6" calcext:value-type="float">
            <text:p>9.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8]*(1-[$Gran.H$3])*[$Gran.H$2])" office:value-type="float" office:value="62" calcext:value-type="float">
            <text:p>62</text:p>
          </table:table-cell>
          <table:table-cell table:style-name="ce10" table:formula="of:=ROUND([$Master.B$8]*(1+[$Gran.H$3])*[$Gran.H$2])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8</text:p>
          </table:table-cell>
          <table:table-cell office:value-type="string" calcext:value-type="string">
            <text:p>Bullet Cannon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9.6" calcext:value-type="float">
            <text:p>9.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ROUND([$Master.B$9]*(1-[$Gran.H$3])*[$Gran.H$2])" office:value-type="float" office:value="81" calcext:value-type="float">
            <text:p>81</text:p>
          </table:table-cell>
          <table:table-cell table:style-name="ce10" table:formula="of:=ROUND([$Master.B$9]*(1+[$Gran.H$3])*[$Gran.H$2])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9</text:p>
          </table:table-cell>
          <table:table-cell office:value-type="string" calcext:value-type="string">
            <text:p>Fully Automatic Rifle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2.5" calcext:value-type="float">
            <text:p>22.5</text:p>
          </table:table-cell>
          <table:table-cell office:value-type="float" office:value="48" calcext:value-type="float">
            <text:p>48</text:p>
          </table:table-cell>
          <table:table-cell office:value-type="float" office:value="9.4" calcext:value-type="float">
            <text:p>9.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0]*(1-[$Gran.H$3])*[$Gran.H$2])" office:value-type="float" office:value="105" calcext:value-type="float">
            <text:p>105</text:p>
          </table:table-cell>
          <table:table-cell table:style-name="ce10" table:formula="of:=ROUND([$Master.B$10]*(1+[$Gran.H$3])*[$Gran.H$2])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0</text:p>
          </table:table-cell>
          <table:table-cell office:value-type="string" calcext:value-type="string">
            <text:p>Big Repeater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5.5" calcext:value-type="float">
            <text:p>25.5</text:p>
          </table:table-cell>
          <table:table-cell office:value-type="float" office:value="51" calcext:value-type="float">
            <text:p>51</text:p>
          </table:table-cell>
          <table:table-cell office:value-type="float" office:value="9.4" calcext:value-type="float">
            <text:p>9.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1]*(1-[$Gran.H$3])*[$Gran.H$2])" office:value-type="float" office:value="137" calcext:value-type="float">
            <text:p>137</text:p>
          </table:table-cell>
          <table:table-cell table:style-name="ce10" table:formula="of:=ROUND([$Master.B$11]*(1+[$Gran.H$3])*[$Gran.H$2])"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1</text:p>
          </table:table-cell>
          <table:table-cell office:value-type="string" calcext:value-type="string">
            <text:p>Light Machine Gun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7.5" calcext:value-type="float">
            <text:p>27.5</text:p>
          </table:table-cell>
          <table:table-cell office:value-type="float" office:value="53" calcext:value-type="float">
            <text:p>53</text:p>
          </table:table-cell>
          <table:table-cell office:value-type="float" office:value="9.4" calcext:value-type="float">
            <text:p>9.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ROUND([$Master.B$12]*(1-[$Gran.H$3])*[$Gran.H$2])" office:value-type="float" office:value="177" calcext:value-type="float">
            <text:p>177</text:p>
          </table:table-cell>
          <table:table-cell table:style-name="ce10" table:formula="of:=ROUND([$Master.B$12]*(1+[$Gran.H$3])*[$Gran.H$2])"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2</text:p>
          </table:table-cell>
          <table:table-cell office:value-type="string" calcext:value-type="string">
            <text:p>Power Gun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9.2" calcext:value-type="float">
            <text:p>9.2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3]*(1-[$Gran.H$3])*[$Gran.H$2])" office:value-type="float" office:value="231" calcext:value-type="float">
            <text:p>231</text:p>
          </table:table-cell>
          <table:table-cell table:style-name="ce10" table:formula="of:=ROUND([$Master.B$13]*(1+[$Gran.H$3])*[$Gran.H$2])"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3</text:p>
          </table:table-cell>
          <table:table-cell office:value-type="string" calcext:value-type="string">
            <text:p>Heavy Rifle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9.2" calcext:value-type="float">
            <text:p>9.2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4]*(1-[$Gran.H$3])*[$Gran.H$2])" office:value-type="float" office:value="300" calcext:value-type="float">
            <text:p>300</text:p>
          </table:table-cell>
          <table:table-cell table:style-name="ce10" table:formula="of:=ROUND([$Master.B$14]*(1+[$Gran.H$3])*[$Gran.H$2])"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4</text:p>
          </table:table-cell>
          <table:table-cell office:value-type="string" calcext:value-type="string">
            <text:p>Machine Gun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9.2" calcext:value-type="float">
            <text:p>9.2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ROUND([$Master.B$15]*(1-[$Gran.H$3])*[$Gran.H$2])" office:value-type="float" office:value="390" calcext:value-type="float">
            <text:p>390</text:p>
          </table:table-cell>
          <table:table-cell table:style-name="ce10" table:formula="of:=ROUND([$Master.B$15]*(1+[$Gran.H$3])*[$Gran.H$2])"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5</text:p>
          </table:table-cell>
          <table:table-cell office:value-type="string" calcext:value-type="string">
            <text:p>M85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7.5" calcext:value-type="float">
            <text:p>17.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6]*(1-[$Gran.H$3])*[$Gran.H$2])" office:value-type="float" office:value="507" calcext:value-type="float">
            <text:p>507</text:p>
          </table:table-cell>
          <table:table-cell table:style-name="ce10" table:formula="of:=ROUND([$Master.B$16]*(1+[$Gran.H$3])*[$Gran.H$2])" office:value-type="float" office:value="845" calcext:value-type="float">
            <text:p>84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6</text:p>
          </table:table-cell>
          <table:table-cell office:value-type="string" calcext:value-type="string">
            <text:p>AT-14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0.5" calcext:value-type="float">
            <text:p>20.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7]*(1-[$Gran.H$3])*[$Gran.H$2])" office:value-type="float" office:value="659" calcext:value-type="float">
            <text:p>659</text:p>
          </table:table-cell>
          <table:table-cell table:style-name="ce10" table:formula="of:=ROUND([$Master.B$17]*(1+[$Gran.H$3])*[$Gran.H$2])" office:value-type="float" office:value="1099" calcext:value-type="float">
            <text:p>109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7</text:p>
          </table:table-cell>
          <table:table-cell office:value-type="string" calcext:value-type="string">
            <text:p>Bullet Cannon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ROUND([$Master.B$18]*(1-[$Gran.H$3])*[$Gran.H$2])" office:value-type="float" office:value="857" calcext:value-type="float">
            <text:p>857</text:p>
          </table:table-cell>
          <table:table-cell table:style-name="ce10" table:formula="of:=ROUND([$Master.B$18]*(1+[$Gran.H$3])*[$Gran.H$2])" office:value-type="float" office:value="1428" calcext:value-type="float">
            <text:p>142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8</text:p>
          </table:table-cell>
          <table:table-cell office:value-type="string" calcext:value-type="string">
            <text:p>Machine Gun I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8.8" calcext:value-type="float">
            <text:p>8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19]*(1-[$Gran.H$3])*[$Gran.H$2])" office:value-type="float" office:value="1114" calcext:value-type="float">
            <text:p>1114</text:p>
          </table:table-cell>
          <table:table-cell table:style-name="ce10" table:formula="of:=ROUND([$Master.B$19]*(1+[$Gran.H$3])*[$Gran.H$2])" office:value-type="float" office:value="1857" calcext:value-type="float">
            <text:p>1857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9</text:p>
          </table:table-cell>
          <table:table-cell office:value-type="string" calcext:value-type="string">
            <text:p>AR-99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8.8" calcext:value-type="float">
            <text:p>8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20]*(1-[$Gran.H$3])*[$Gran.H$2])" office:value-type="float" office:value="1449" calcext:value-type="float">
            <text:p>1449</text:p>
          </table:table-cell>
          <table:table-cell table:style-name="ce10" table:formula="of:=ROUND([$Master.B$20]*(1+[$Gran.H$3])*[$Gran.H$2])" office:value-type="float" office:value="2415" calcext:value-type="float">
            <text:p>241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20</text:p>
          </table:table-cell>
          <table:table-cell office:value-type="string" calcext:value-type="string">
            <text:p>Heavy Repeater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8.8" calcext:value-type="float">
            <text:p>8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ROUND([$Master.B$21]*(1-[$Gran.H$3])*[$Gran.H$2])" office:value-type="float" office:value="1884" calcext:value-type="float">
            <text:p>1884</text:p>
          </table:table-cell>
          <table:table-cell table:style-name="ce10" table:formula="of:=ROUND([$Master.B$21]*(1+[$Gran.H$3])*[$Gran.H$2])" office:value-type="float" office:value="3140" calcext:value-type="float">
            <text:p>314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n" table:style-name="ta1">
        <table:table-column table:style-name="co17" table:default-cell-style-name="ce34"/>
        <table:table-column table:style-name="co14" table:default-cell-style-name="ce43"/>
        <table:table-column table:style-name="co14" table:default-cell-style-name="Default"/>
        <table:table-column table:style-name="co14" table:default-cell-style-name="ce45"/>
        <table:table-column table:style-name="co14" table:number-columns-repeated="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Slash</text:p>
          </table:table-cell>
          <table:table-cell office:value-type="string" calcext:value-type="string">
            <text:p>Blunt</text:p>
          </table:table-cell>
          <table:table-cell table:style-name="Default" office:value-type="string" calcext:value-type="string">
            <text:p>Pistol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Machine</text:p>
          </table:table-cell>
        </table:table-row>
        <table:table-row table:style-name="ro1">
          <table:table-cell table:style-name="Default" office:value-type="string" calcext:value-type="string">
            <text:p>DamageMultipli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float" office:value="1.2" calcext:value-type="float">
            <text:p>1.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.3" calcext:value-type="float">
            <text:p>1.3</text:p>
          </table:table-cell>
        </table:table-row>
        <table:table-row table:style-name="ro1">
          <table:table-cell table:style-name="Default" office:value-type="string" calcext:value-type="string">
            <text:p>DamageDiff%</text:p>
          </table:table-cell>
          <table:table-cell table:style-name="ce42" office:value-type="percentage" office:value="0.1" calcext:value-type="percentage">
            <text:p>10.00%</text:p>
          </table:table-cell>
          <table:table-cell table:style-name="ce42" office:value-type="percentage" office:value="0.3" calcext:value-type="percentage">
            <text:p>30.00%</text:p>
          </table:table-cell>
          <table:table-cell table:style-name="ce42" office:value-type="percentage" office:value="0.15" calcext:value-type="percentage">
            <text:p>15.00%</text:p>
          </table:table-cell>
          <table:table-cell table:number-columns-repeated="3" table:style-name="ce42" office:value-type="percentage" office:value="0.1" calcext:value-type="percentage">
            <text:p>10.00%</text:p>
          </table:table-cell>
          <table:table-cell table:style-name="ce42" office:value-type="percentage" office:value="0.25" calcext:value-type="percentage">
            <text:p>25.00%</text:p>
          </table:table-cell>
        </table:table-row>
        <table:table-row table:style-name="ro1" table:number-rows-repeated="15"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40" office:value-type="string" calcext:value-type="string">
            <text:p>UniqItems</text:p>
          </table:table-cell>
          <table:table-cell table:style-name="ce40" office:value-type="string" calcext:value-type="string">
            <text:p>GunSuffixTier(Pistol#)</text:p>
          </table:table-cell>
          <table:table-cell table:style-name="ce44" office:value-type="string" calcext:value-type="string">
            <text:p>DamageMulti</text:p>
          </table:table-cell>
          <table:table-cell table:style-name="Default" office:value-type="string" calcext:value-type="string">
            <text:p>DamageVari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lash0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/>
          <table:table-cell table:formula="of:=([$Master.E$2]*[$Master.F$2]^[$Gran.B20])*[$Gran.C20]*(1-[$Gran.D20])" office:value-type="float" office:value="31.74665" calcext:value-type="float">
            <text:p>31.74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_slash1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lash2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lash3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lash4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lash5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lash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lash7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lash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blunt0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blunt1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pistol0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pistol1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pistol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pistol3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pistol4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pistol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hotgun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hotgun1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hotgun2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rifle0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rifle1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rifle2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rifle3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rifle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rifle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niper0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niper1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niper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machine0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machine1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machine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</table:table>
      <table:table table:name="Master" table:style-name="ta1" table:print="false">
        <table:table-column table:style-name="co14" table:default-cell-style-name="ce47"/>
        <table:table-column table:style-name="co14" table:default-cell-style-name="ce50"/>
        <table:table-column table:style-name="co14" table:number-columns-repeated="6" table:default-cell-style-name="Default"/>
        <table:table-row table:style-name="ro1">
          <table:table-cell table:style-name="ce46" office:value-type="float" office:value="0" calcext:value-type="float">
            <text:p>0</text:p>
          </table:table-cell>
          <table:table-cell table:style-name="ce49" table:formula="of:=[.E2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GunBase</text:p>
          </table:table-cell>
          <table:table-cell office:value-type="string" calcext:value-type="string">
            <text:p>GunScale</text:p>
          </table:table-cell>
          <table:table-cell table:number-columns-repeated="2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formula="of:=ROUND([.B1]*[.F$2])"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//Compare to Monster Base + Scaling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ROUND([.B2]*[.F$2]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ROUND([.B3]*[.F$2]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ROUND([.B4]*[.F$2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ROUND([.B5]*[.F$2]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ROUND([.B6]*[.F$2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ROUND([.B7]*[.F$2])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ROUND([.B8]*[.F$2])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ROUND([.B9]*[.F$2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ROUND([.B10]*[.F$2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ROUND([.B11]*[.F$2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ROUND([.B12]*[.F$2])"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ROUND([.B13]*[.F$2])" office:value-type="float" office:value="308" calcext:value-type="float">
            <text:p>308</text:p>
          </table:table-cell>
          <table:table-cell table:number-columns-repeated="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ROUND([.B14]*[.F$2])"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ROUND([.B15]*[.F$2])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ROUND([.B16]*[.F$2])"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ROUND([.B17]*[.F$2])"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ROUND([.B18]*[.F$2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ROUND([.B19]*[.F$2])" office:value-type="float" office:value="1486" calcext:value-type="float">
            <text:p>1486</text:p>
          </table:table-cell>
          <table:table-cell table:number-columns-repeated="6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ROUND([.B20]*[.F$2])" office:value-type="float" office:value="1932" calcext:value-type="float">
            <text:p>1932</text:p>
          </table:table-cell>
          <table:table-cell table:number-columns-repeated="6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ROUND([.B21]*[.F$2])" office:value-type="float" office:value="2512" calcext:value-type="float">
            <text:p>2512</text:p>
          </table:table-cell>
          <table:table-cell table:number-columns-repeated="6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ROUND([.B22]*[.F$2])" office:value-type="float" office:value="3266" calcext:value-type="float">
            <text:p>3266</text:p>
          </table:table-cell>
          <table:table-cell table:number-columns-repeated="6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ROUND([.B23]*[.F$2])" office:value-type="float" office:value="4246" calcext:value-type="float">
            <text:p>4246</text:p>
          </table:table-cell>
          <table:table-cell table:number-columns-repeated="6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ROUND([.B24]*[.F$2])" office:value-type="float" office:value="5520" calcext:value-type="float">
            <text:p>5520</text:p>
          </table:table-cell>
          <table:table-cell table:number-columns-repeated="6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ROUND([.B25]*[.F$2])" office:value-type="float" office:value="7176" calcext:value-type="float">
            <text:p>7176</text:p>
          </table:table-cell>
          <table:table-cell table:number-columns-repeated="6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ROUND([.B26]*[.F$2])" office:value-type="float" office:value="9329" calcext:value-type="float">
            <text:p>9329</text:p>
          </table:table-cell>
          <table:table-cell table:number-columns-repeated="6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ROUND([.B27]*[.F$2])" office:value-type="float" office:value="12128" calcext:value-type="float">
            <text:p>12128</text:p>
          </table:table-cell>
          <table:table-cell table:number-columns-repeated="6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ROUND([.B28]*[.F$2])" office:value-type="float" office:value="15766" calcext:value-type="float">
            <text:p>15766</text:p>
          </table:table-cell>
          <table:table-cell table:number-columns-repeated="6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ROUND([.B29]*[.F$2])" office:value-type="float" office:value="20496" calcext:value-type="float">
            <text:p>20496</text:p>
          </table:table-cell>
          <table:table-cell table:number-columns-repeated="6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ROUND([.B30]*[.F$2])" office:value-type="float" office:value="26645" calcext:value-type="float">
            <text:p>26645</text:p>
          </table:table-cell>
          <table:table-cell table:number-columns-repeated="6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ROUND([.B31]*[.F$2])" office:value-type="float" office:value="34639" calcext:value-type="float">
            <text:p>34639</text:p>
          </table:table-cell>
          <table:table-cell table:number-columns-repeated="6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ROUND([.B32]*[.F$2])" office:value-type="float" office:value="45031" calcext:value-type="float">
            <text:p>45031</text:p>
          </table:table-cell>
          <table:table-cell table:number-columns-repeated="6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ROUND([.B33]*[.F$2])" office:value-type="float" office:value="58540" calcext:value-type="float">
            <text:p>58540</text:p>
          </table:table-cell>
          <table:table-cell table:number-columns-repeated="6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ROUND([.B34]*[.F$2])" office:value-type="float" office:value="76102" calcext:value-type="float">
            <text:p>76102</text:p>
          </table:table-cell>
          <table:table-cell table:number-columns-repeated="6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ROUND([.B35]*[.F$2])" office:value-type="float" office:value="98933" calcext:value-type="float">
            <text:p>98933</text:p>
          </table:table-cell>
          <table:table-cell table:number-columns-repeated="6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ROUND([.B36]*[.F$2])" office:value-type="float" office:value="128613" calcext:value-type="float">
            <text:p>128613</text:p>
          </table:table-cell>
          <table:table-cell table:number-columns-repeated="6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ROUND([.B37]*[.F$2])" office:value-type="float" office:value="167197" calcext:value-type="float">
            <text:p>167197</text:p>
          </table:table-cell>
          <table:table-cell table:number-columns-repeated="6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ROUND([.B38]*[.F$2])" office:value-type="float" office:value="217356" calcext:value-type="float">
            <text:p>217356</text:p>
          </table:table-cell>
          <table:table-cell table:number-columns-repeated="6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ROUND([.B39]*[.F$2])" office:value-type="float" office:value="282563" calcext:value-type="float">
            <text:p>282563</text:p>
          </table:table-cell>
          <table:table-cell table:number-columns-repeated="6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ROUND([.B40]*[.F$2])" office:value-type="float" office:value="367332" calcext:value-type="float">
            <text:p>367332</text:p>
          </table:table-cell>
          <table:table-cell table:number-columns-repeated="6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ROUND([.B41]*[.F$2])" office:value-type="float" office:value="477532" calcext:value-type="float">
            <text:p>477532</text:p>
          </table:table-cell>
          <table:table-cell table:number-columns-repeated="6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ROUND([.B42]*[.F$2])" office:value-type="float" office:value="620792" calcext:value-type="float">
            <text:p>620792</text:p>
          </table:table-cell>
          <table:table-cell table:number-columns-repeated="6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ROUND([.B43]*[.F$2])" office:value-type="float" office:value="807030" calcext:value-type="float">
            <text:p>807030</text:p>
          </table:table-cell>
          <table:table-cell table:number-columns-repeated="6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ROUND([.B44]*[.F$2])" office:value-type="float" office:value="1049139" calcext:value-type="float">
            <text:p>1049139</text:p>
          </table:table-cell>
          <table:table-cell table:number-columns-repeated="6"/>
        </table:table-row>
        <table:table-row table:style-name="ro1">
          <table:table-cell table:style-name="ce48" table:formula="of:=[.A45]+1" office:value-type="float" office:value="45" calcext:value-type="float">
            <text:p>45</text:p>
          </table:table-cell>
          <table:table-cell table:style-name="ce51" table:formula="of:=ROUND([.B45]*[.F$2])" office:value-type="float" office:value="1363881" calcext:value-type="float">
            <text:p>136388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4">00/00/0000</text:date>, <text:time style:data-style-name="N2" text:time-value="18:04:27.4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21:31:02.733000000</meta:creation-date>
    <dc:date>2017-10-14T18:05:10.119000000</dc:date>
    <meta:editing-duration>PT1H48M12S</meta:editing-duration>
    <meta:editing-cycles>11</meta:editing-cycles>
    <meta:generator>LibreOffice/5.4.1.2$Windows_x86 LibreOffice_project/ea7cb86e6eeb2bf3a5af73a8f7777ac570321527</meta:generator>
    <meta:document-statistic meta:table-count="3" meta:cell-count="4300" meta:object-count="0"/>
  </office:meta>
</office:document-meta>
</file>